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ymbol" svg:font-family="Symbol" style:font-family-generic="roman" style:font-pitch="variable" style:font-charset="x-symbol"/>
    <style:font-face style:name="OpenSymbol" svg:font-family="OpenSymbol"/>
    <style:font-face style:name="Courier" svg:font-family="Courier, 'Courier New'" style:font-family-generic="modern"/>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 svg:font-family="Helv, Helvetica"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automatic-styles>
    <style:style style:name="P1" style:family="paragraph" style:parent-style-name="Standard">
      <style:paragraph-properties style:line-height-at-least="0.423cm" fo:text-align="end" style:justify-single-word="false" style:text-autospace="none">
        <style:tab-stops>
          <style:tab-stop style:position="1.27cm"/>
          <style:tab-stop style:position="1.90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s>
      </style:paragraph-properties>
      <style:text-properties style:font-name="Times New Roman" fo:font-size="16pt" fo:font-weight="bold" style:font-name-complex="Times New Roman"/>
    </style:style>
    <style:style style:name="P2" style:family="paragraph" style:parent-style-name="Standard">
      <style:text-properties style:font-name="Times New Roman" style:font-name-complex="Times New Roman"/>
    </style:style>
    <style:style style:name="P3" style:family="paragraph" style:parent-style-name="Standard">
      <style:paragraph-properties>
        <style:tab-stops>
          <style:tab-stop style:position="1cm"/>
        </style:tab-stops>
      </style:paragraph-properties>
      <style:text-properties style:font-name="Times New Roman" fo:font-weight="bold" style:font-weight-asian="bold" style:font-name-complex="Times New Roman" style:font-weight-complex="bold"/>
    </style:style>
    <style:style style:name="P4" style:family="paragraph" style:parent-style-name="Standard">
      <style:text-properties style:font-name="Times New Roman" fo:font-weight="bold" style:font-name-asian="Times New Roman" style:font-weight-asian="bold" style:font-name-complex="Times New Roman" style:font-weight-complex="bold"/>
    </style:style>
    <style:style style:name="P5" style:family="paragraph" style:parent-style-name="Standard">
      <style:text-properties style:font-name="Times New Roman" fo:font-weight="bold" style:language-asian="zh" style:country-asian="CN" style:font-weight-asian="bold" style:font-name-complex="Times New Roman" style:font-weight-complex="bold"/>
    </style:style>
    <style:style style:name="P6" style:family="paragraph" style:parent-style-name="Standard">
      <style:text-properties style:font-name="Times New Roman" fo:font-size="14pt" fo:font-style="italic" fo:font-weight="bold" style:font-size-asian="14pt" style:language-asian="zh" style:country-asian="CN" style:font-style-asian="italic" style:font-weight-asian="bold" style:font-name-complex="Times New Roman" style:font-size-complex="14pt" style:font-style-complex="italic" style:font-weight-complex="bold"/>
    </style:style>
    <style:style style:name="P7" style:family="paragraph" style:parent-style-name="Standard">
      <style:text-properties style:font-name="Times New Roman" fo:font-style="italic" style:font-style-asian="italic" style:font-name-complex="Times New Roman" style:font-style-complex="italic"/>
    </style:style>
    <style:style style:name="P8" style:family="paragraph" style:parent-style-name="Standard">
      <style:paragraph-properties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Times New Roman" fo:font-style="italic" style:font-name-asian="Times New Roman" style:font-style-asian="italic" style:font-name-complex="Helv" style:font-style-complex="italic"/>
    </style:style>
    <style:style style:name="P9" style:family="paragraph" style:parent-style-name="Standard">
      <style:text-properties style:font-name="Times New Roman" fo:font-style="italic" style:font-name-asian="Times New Roman" style:font-style-asian="italic" style:font-name-complex="Times New Roman" style:font-style-complex="italic"/>
    </style:style>
    <style:style style:name="P10" style:family="paragraph" style:parent-style-name="Standard">
      <style:text-properties style:font-name="Times New Roman" fo:font-style="italic" style:font-name-asian="宋体1" style:font-style-asian="italic" style:font-name-complex="Times New Roman" style:font-style-complex="italic"/>
    </style:style>
    <style:style style:name="P11" style:family="paragraph" style:parent-style-name="Standard">
      <style:paragraph-properties style:text-autospace="none">
        <style:tab-stops>
          <style:tab-stop style:position="1.251cm"/>
        </style:tab-stops>
      </style:paragraph-properties>
      <style:text-properties style:font-name="Times New Roman" style:font-name-asian="Times New Roman" style:font-name-complex="Helv"/>
    </style:style>
    <style:style style:name="P12" style:family="paragraph" style:parent-style-name="Standard">
      <style:text-properties style:font-name="Times New Roman" style:font-name-asian="Times New Roman" style:font-name-complex="Times New Roman"/>
    </style:style>
    <style:style style:name="P13" style:family="paragraph" style:parent-style-name="Standard">
      <style:text-properties style:font-name="Times New Roman" style:language-asian="zh" style:country-asian="CN" style:font-name-complex="Times New Roman"/>
    </style:style>
    <style:style style:name="P14" style:family="paragraph" style:parent-style-name="Standard">
      <style:paragraph-properties fo:text-align="center" style:justify-single-word="false"/>
      <style:text-properties style:font-name="Times New Roman" fo:font-size="18pt" fo:font-weight="bold" style:font-size-asian="18pt" style:font-weight-asian="bold" style:font-name-complex="Times New Roman" style:font-size-complex="18pt" style:font-weight-complex="bold"/>
    </style:style>
    <style:style style:name="P15" style:family="paragraph" style:parent-style-name="Standard">
      <style:paragraph-properties style:text-autospace="none">
        <style:tab-stops>
          <style:tab-stop style:position="1.251cm"/>
        </style:tab-stops>
      </style:paragraph-properties>
    </style:style>
    <style:style style:name="P16" style:family="paragraph" style:parent-style-name="Standard">
      <style:paragraph-properties>
        <style:tab-stops>
          <style:tab-stop style:position="1.501cm"/>
        </style:tab-stops>
      </style:paragraph-properties>
    </style:style>
    <style:style style:name="P17" style:family="paragraph" style:parent-style-name="Standard">
      <style:text-properties style:font-name="Courier New" style:font-name-complex="Times New Roman"/>
    </style:style>
    <style:style style:name="P18" style:family="paragraph" style:parent-style-name="Standard">
      <style:text-properties style:font-name="Courier New" style:font-name-asian="Times New Roman" style:font-name-complex="Times New Roman"/>
    </style:style>
    <style:style style:name="P19" style:family="paragraph" style:parent-style-name="Standard">
      <style:text-properties style:font-name="Courier New" style:font-name-asian="Courier New" style:font-name-complex="Times New Roman"/>
    </style:style>
    <style:style style:name="P20" style:family="paragraph" style:parent-style-name="Standard">
      <style:text-properties style:font-name="Courier New" fo:font-size="10pt" style:font-size-asian="10pt" style:font-size-complex="10pt"/>
    </style:style>
    <style:style style:name="P21" style:family="paragraph" style:parent-style-name="Standard">
      <style:text-properties style:use-window-font-color="true" style:font-name="Times New Roman" fo:language="en" fo:country="US" style:font-name-asian="宋体1" style:font-name-complex="Calibri" style:language-complex="en" style:country-complex="US"/>
    </style:style>
    <style:style style:name="P22" style:family="paragraph" style:parent-style-name="Standard">
      <style:text-properties fo:color="#000000" style:font-name="Courier New" fo:font-size="12pt" fo:language="en" fo:country="US" fo:font-style="normal" style:text-underline-style="solid" style:text-underline-type="double" style:text-underline-width="auto" style:text-underline-color="font-color" fo:font-weight="bold" fo:background-color="transparent" style:font-name-asian="Arial" style:font-size-asian="12pt" style:language-asian="zh" style:country-asian="CN" style:font-style-asian="normal" style:font-weight-asian="bold" style:font-name-complex="Arial" style:font-size-complex="12pt" style:language-complex="zxx" style:country-complex="none" style:font-style-complex="normal" style:font-weight-complex="bold"/>
    </style:style>
    <style:style style:name="P23" style:family="paragraph" style:parent-style-name="Standard">
      <style:text-properties fo:color="#000000" style:font-name="Courier New" fo:font-size="12pt" fo:language="en" fo:country="US" fo:font-style="normal" style:text-underline-style="solid" style:text-underline-type="double" style:text-underline-width="auto" style:text-underline-color="font-color" fo:font-weight="normal" fo:background-color="transparent" style:font-name-asian="Arial" style:font-size-asian="12pt" style:language-asian="zh" style:country-asian="CN" style:font-style-asian="normal" style:font-weight-asian="normal" style:font-name-complex="Helvetica" style:font-size-complex="12pt" style:language-complex="zxx" style:country-complex="none" style:font-style-complex="normal" style:font-weight-complex="normal"/>
    </style:style>
    <style:style style:name="P24" style:family="paragraph" style:parent-style-name="Standard">
      <style:paragraph-properties>
        <style:tab-stops>
          <style:tab-stop style:position="1cm"/>
        </style:tab-stops>
      </style:paragraph-properties>
    </style:style>
    <style:style style:name="P25" style:family="paragraph" style:parent-style-name="List_20_Paragraph">
      <style:paragraph-properties fo:margin-left="1.376cm" fo:margin-right="0cm" fo:text-indent="0cm" style:auto-text-indent="false"/>
      <style:text-properties style:font-name="Times New Roman" style:font-name-complex="Times New Roman"/>
    </style:style>
    <style:style style:name="P26" style:family="paragraph" style:parent-style-name="List_20_Paragraph">
      <style:paragraph-properties fo:margin-left="1.376cm" fo:margin-right="0cm" fo:text-indent="0cm" style:auto-text-indent="false"/>
      <style:text-properties style:font-name="Courier New" style:font-name-complex="Times New Roman"/>
    </style:style>
    <style:style style:name="P27" style:family="paragraph" style:parent-style-name="Standard">
      <style:paragraph-properties fo:margin-left="1.376cm" fo:margin-right="0cm" fo:text-indent="0cm" style:auto-text-indent="false"/>
      <style:text-properties style:font-name="Courier New" style:font-name-complex="Times New Roman"/>
    </style:style>
    <style:style style:name="P28"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font-name-asian="宋体1" style:font-name-complex="Times New Roman" style:language-complex="en" style:country-complex="US" fo:hyphenate="false" fo:hyphenation-remain-char-count="2" fo:hyphenation-push-char-count="2"/>
    </style:style>
    <style:style style:name="P29"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style:font-name="Courier New" fo:language="en" fo:country="US" style:font-name-asian="宋体1" style:font-name-complex="Calibri" style:language-complex="en" style:country-complex="US" fo:hyphenate="false" fo:hyphenation-remain-char-count="2" fo:hyphenation-push-char-count="2"/>
    </style:style>
    <style:style style:name="P30"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style:font-name="Courier New" fo:language="en" fo:country="US" style:font-name-asian="宋体1" style:language-asian="zh" style:country-asian="CN" style:font-name-complex="Times New Roman" style:language-complex="en" style:country-complex="US" fo:hyphenate="false" fo:hyphenation-remain-char-count="2" fo:hyphenation-push-char-count="2"/>
    </style:style>
    <style:style style:name="P31"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Times New Roman" style:language-complex="en" style:country-complex="US" fo:hyphenate="false" fo:hyphenation-remain-char-count="2" fo:hyphenation-push-char-count="2"/>
    </style:style>
    <style:style style:name="P32" style:family="paragraph" style:parent-style-name="Code" style:master-page-name="">
      <style:paragraph-properties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33" style:family="paragraph" style:parent-style-name="Standard" style:master-page-name="">
      <style:paragraph-properties style:page-number="auto" fo:background-color="transparent">
        <style:background-image/>
      </style:paragraph-properties>
      <style:text-properties style:font-name="Times New Roman" style:font-name-complex="Times New Roman"/>
    </style:style>
    <style:style style:name="P34" style:family="paragraph" style:parent-style-name="Standard" style:master-page-name="">
      <style:paragraph-properties style:page-number="auto"/>
      <style:text-properties style:font-name="Times New Roman" style:font-name-complex="Times New Roman"/>
    </style:style>
    <style:style style:name="P35" style:family="paragraph" style:parent-style-name="Code">
      <style:text-properties style:font-name="Times New Roman"/>
    </style:style>
    <style:style style:name="P36" style:family="paragraph" style:parent-style-name="Code">
      <style:text-properties style:font-name="Times New Roman" style:language-asian="zh" style:country-asian="CN" style:font-name-complex="Times New Roman"/>
    </style:style>
    <style:style style:name="P37" style:family="paragraph" style:parent-style-name="Code">
      <style:text-properties style:font-name="Courier New"/>
    </style:style>
    <style:style style:name="P38" style:family="paragraph" style:parent-style-name="Code">
      <style:text-properties style:font-name="Courier New" style:font-name-complex="Times New Roman"/>
    </style:style>
    <style:style style:name="P39" style:family="paragraph" style:parent-style-name="Code">
      <style:paragraph-properties>
        <style:tab-stops>
          <style:tab-stop style:position="1.251cm"/>
        </style:tab-stops>
      </style:paragraph-properties>
    </style:style>
    <style:style style:name="P40" style:family="paragraph" style:parent-style-name="Code">
      <style:text-properties style:language-asian="zh" style:country-asian="CN"/>
    </style:style>
    <style:style style:name="P41" style:family="paragraph" style:parent-style-name="Standard">
      <style:paragraph-properties fo:background-color="transparent">
        <style:background-image/>
      </style:paragraph-properties>
      <style:text-properties style:font-name="Times New Roman" style:font-name-complex="Times New Roman"/>
    </style:style>
    <style:style style:name="P42" style:family="paragraph" style:parent-style-name="Standard">
      <style:paragraph-properties fo:background-color="transparent">
        <style:background-image/>
      </style:paragraph-properties>
      <style:text-properties style:font-name="Times New Roman" fo:font-style="italic" style:font-style-asian="italic" style:font-name-complex="Times New Roman" style:font-style-complex="italic"/>
    </style:style>
    <style:style style:name="P43" style:family="paragraph" style:parent-style-name="Code">
      <style:paragraph-properties fo:orphans="2" fo:widows="2" fo:hyphenation-ladder-count="no-limit"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44"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45"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Calibri" style:language-complex="en" style:country-complex="US" fo:hyphenate="false" fo:hyphenation-remain-char-count="2" fo:hyphenation-push-char-count="2"/>
    </style:style>
    <style:style style:name="P46"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Times New Roman" fo:language="en" fo:country="US" style:font-name-asian="宋体1" style:font-name-complex="Times New Roman" style:language-complex="en" style:country-complex="US" fo:hyphenate="false" fo:hyphenation-remain-char-count="2" fo:hyphenation-push-char-count="2"/>
    </style:style>
    <style:style style:name="P47"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Courier New" fo:language="en" fo:country="US" style:font-name-asian="宋体1" style:language-asian="zh" style:country-asian="CN" style:font-name-complex="Calibri" style:language-complex="en" style:country-complex="US" fo:hyphenate="false" fo:hyphenation-remain-char-count="2" fo:hyphenation-push-char-count="2"/>
    </style:style>
    <style:style style:name="P48"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style:use-window-font-color="true" style:font-name="Courier New" fo:language="en" fo:country="US" style:font-name-asian="宋体1" style:font-name-complex="Times New Roman" style:language-complex="en" style:country-complex="US" fo:hyphenate="false" fo:hyphenation-remain-char-count="2" fo:hyphenation-push-char-count="2"/>
    </style:style>
    <style:style style:name="P49" style:family="paragraph" style:parent-style-name="Code">
      <style:paragraph-properties fo:orphans="2" fo:widows="2" fo:hyphenation-ladder-count="no-limit" fo:background-color="transparent" style:shadow="none" style:punctuation-wrap="simple" style:writing-mode="lr-tb">
        <style:background-image/>
      </style:paragraph-properties>
      <style:text-properties fo:hyphenate="false" fo:hyphenation-remain-char-count="2" fo:hyphenation-push-char-count="2"/>
    </style:style>
    <style:style style:name="P50" style:family="paragraph" style:parent-style-name="Standard">
      <style:paragraph-properties fo:text-align="start" style:justify-single-word="false" fo:orphans="2" fo:widows="2" fo:hyphenation-ladder-count="no-limit" fo:background-color="transparent" style:shadow="none" style:punctuation-wrap="simple" style:writing-mode="lr-tb">
        <style:tab-stops>
          <style:tab-stop style:position="0.75cm"/>
        </style:tab-stops>
        <style:background-image/>
      </style:paragraph-properties>
      <style:text-properties style:use-window-font-color="true" style:font-name="Times New Roman" fo:font-size="12pt" fo:language="en" fo:country="US" style:font-name-asian="Times New Roman" style:font-size-asian="12pt" style:font-name-complex="Times New Roman" style:language-complex="en" style:country-complex="US" fo:hyphenate="false" fo:hyphenation-remain-char-count="2" fo:hyphenation-push-char-count="2"/>
    </style:style>
    <style:style style:name="P51" style:family="paragraph" style:parent-style-name="Code">
      <style:paragraph-properties fo:margin-left="0cm" fo:margin-right="0cm" fo:text-indent="0cm" style:auto-text-indent="false"/>
    </style:style>
    <style:style style:name="P52" style:family="paragraph" style:parent-style-name="Code">
      <style:paragraph-properties fo:margin-left="0cm" fo:margin-right="0cm" fo:text-indent="0cm" style:auto-text-indent="false"/>
      <style:text-properties style:font-name="Courier New" style:language-asian="zh" style:country-asian="CN" style:font-name-complex="Times New Roman"/>
    </style:style>
    <style:style style:name="P53" style:family="paragraph" style:parent-style-name="List_20_Continue">
      <style:paragraph-properties fo:margin-left="0cm" fo:margin-right="0cm" fo:text-align="start" style:justify-single-word="false" fo:orphans="2" fo:widows="2" fo:hyphenation-ladder-count="no-limit"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P54" style:family="paragraph" style:parent-style-name="List_20_Continue">
      <style:paragraph-properties fo:margin-left="0cm" fo:margin-right="0cm" fo:text-align="start" style:justify-single-word="false" fo:orphans="2" fo:widows="2" fo:hyphenation-ladder-count="no-limit" fo:text-indent="0cm" style:auto-text-indent="false" style:writing-mode="lr-tb"/>
      <style:text-properties fo:hyphenate="false" fo:hyphenation-remain-char-count="2" fo:hyphenation-push-char-count="2"/>
    </style:style>
    <style:style style:name="P55" style:family="paragraph" style:parent-style-name="List_20_Continue">
      <style:paragraph-properties fo:margin-left="0cm" fo:margin-right="0cm" fo:text-indent="0cm" style:auto-text-indent="false"/>
    </style:style>
    <style:style style:name="P56" style:family="paragraph" style:parent-style-name="List_20_Continue">
      <style:paragraph-properties fo:margin-left="0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style>
    <style:style style:name="P57" style:family="paragraph" style:parent-style-name="Default_20_Text">
      <style:paragraph-properties fo:margin-left="0cm" fo:margin-right="0cm" fo:text-indent="0cm" style:auto-text-indent="false"/>
    </style:style>
    <style:style style:name="P58" style:family="paragraph" style:parent-style-name="Default_20_Text">
      <style:paragraph-properties fo:margin-left="0cm" fo:margin-right="0cm" fo:text-indent="0cm" style:auto-text-indent="false"/>
      <style:text-properties style:font-name="Times New Roman" style:language-asian="zh" style:country-asian="CN" style:font-name-complex="Times New Roman"/>
    </style:style>
    <style:style style:name="P59" style:family="paragraph" style:parent-style-name="Code">
      <style:paragraph-properties fo:margin-left="0cm" fo:margin-right="0cm" fo:orphans="2" fo:widows="2" fo:hyphenation-ladder-count="no-limit" fo:text-indent="0cm" style:auto-text-indent="false" fo:background-color="transparent" style:punctuation-wrap="simple" style:writing-mode="lr-tb">
        <style:background-image/>
      </style:paragraph-properties>
      <style:text-properties style:use-window-font-color="true" fo:language="en" fo:country="US" style:font-name-asian="宋体1" style:font-name-complex="Calibri" style:language-complex="en" style:country-complex="US" fo:hyphenate="false" fo:hyphenation-remain-char-count="2" fo:hyphenation-push-char-count="2"/>
    </style:style>
    <style:style style:name="P60" style:family="paragraph" style:parent-style-name="List_20_Continue">
      <style:paragraph-properties fo:margin-left="0cm" fo:margin-right="0cm" fo:margin-top="0.423cm" fo:margin-bottom="0.106cm" fo:text-indent="0cm" style:auto-text-indent="false">
        <style:tab-stops>
          <style:tab-stop style:position="1cm"/>
        </style:tab-stops>
      </style:paragraph-properties>
    </style:style>
    <style:style style:name="P61" style:family="paragraph" style:parent-style-name="Contents_20_3">
      <style:paragraph-properties fo:margin-left="0cm" fo:margin-right="0cm" fo:text-indent="0cm" style:auto-text-indent="false">
        <style:tab-stops>
          <style:tab-stop style:position="15.24cm" style:type="right" style:leader-style="dotted" style:leader-text="."/>
        </style:tab-stops>
      </style:paragraph-properties>
      <style:text-properties style:language-asian="zh" style:country-asian="CN"/>
    </style:style>
    <style:style style:name="P62" style:family="paragraph" style:parent-style-name="Contents_20_3">
      <style:paragraph-properties fo:margin-left="0cm" fo:margin-right="0cm" fo:text-indent="0cm" style:auto-text-indent="false" fo:break-before="page">
        <style:tab-stops>
          <style:tab-stop style:position="14.393cm" style:type="right" style:leader-style="dotted" style:leader-text="."/>
        </style:tab-stops>
      </style:paragraph-properties>
      <style:text-properties style:language-asian="zh" style:country-asian="CN"/>
    </style:style>
    <style:style style:name="P63" style:family="paragraph" style:parent-style-name="Default_20_Text" style:master-page-name="">
      <style:paragraph-properties fo:margin-left="0cm" fo:margin-right="0cm" fo:text-indent="0cm" style:auto-text-indent="false" style:page-number="auto"/>
    </style:style>
    <style:style style:name="P64" style:family="paragraph" style:parent-style-name="Standard">
      <style:paragraph-properties fo:margin-left="0cm" fo:margin-right="0cm" fo:text-indent="0cm" style:auto-text-indent="false"/>
      <style:text-properties style:font-name="Times New Roman" style:language-asian="zh" style:country-asian="CN" style:font-name-complex="Times New Roman"/>
    </style:style>
    <style:style style:name="P65" style:family="paragraph" style:parent-style-name="Default_20_Text">
      <style:text-properties style:font-name="Times New Roman" style:font-name-complex="Times New Roman"/>
    </style:style>
    <style:style style:name="P66" style:family="paragraph" style:parent-style-name="Default_20_Text">
      <style:text-properties style:font-name-complex="Calibri"/>
    </style:style>
    <style:style style:name="P67" style:family="paragraph" style:parent-style-name="Standard">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language="zxx" fo:country="none" fo:font-weight="bold" style:language-asian="zxx" style:country-asian="none" style:font-weight-asian="bold" style:font-name-complex="Times New Roman" style:font-weight-complex="bold"/>
    </style:style>
    <style:style style:name="P68" style:family="paragraph" style:parent-style-name="Standard">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language="zxx" fo:country="none" fo:font-weight="bold" style:language-asian="zh" style:country-asian="CN" style:font-weight-asian="bold" style:font-name-complex="Times New Roman" style:font-weight-complex="bold"/>
    </style:style>
    <style:style style:name="P69" style:family="paragraph" style:parent-style-name="Standard">
      <style:paragraph-properties fo:margin-left="3.175cm" fo:margin-right="0cm" style:line-height-at-least="0.423cm" fo:text-align="end" style:justify-single-word="false" fo:text-indent="0cm" style:auto-text-indent="false" style:text-autospace="none">
        <style:tab-stops>
          <style:tab-stop style:position="-1.27cm"/>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s>
      </style:paragraph-properties>
      <style:text-properties fo:color="#000000" style:font-name="Times New Roman" fo:font-size="14pt" fo:language="zxx" fo:country="none" fo:font-weight="bold" style:font-size-asian="14pt" style:language-asian="zxx" style:country-asian="none" style:font-weight-asian="bold" style:font-name-complex="Times New Roman" style:font-size-complex="14pt" style:font-weight-complex="bold"/>
    </style:style>
    <style:style style:name="P70" style:family="paragraph" style:parent-style-name="Standard">
      <style:paragraph-properties fo:margin-left="0.847cm" fo:margin-right="0cm" fo:text-indent="0cm" style:auto-text-indent="false"/>
      <style:text-properties style:font-name="Times New Roman" style:font-name-complex="Times New Roman"/>
    </style:style>
    <style:style style:name="P71" style:family="paragraph" style:parent-style-name="Default_20_Text">
      <style:paragraph-properties fo:margin-left="1.27cm" fo:margin-right="0cm" fo:text-indent="0cm" style:auto-text-indent="false" style:text-autospace="none">
        <style:tab-stops>
          <style:tab-stop style:position="-3.81cm"/>
          <style:tab-stop style:position="-2.54cm"/>
          <style:tab-stop style:position="-1.27cm"/>
          <style:tab-stop style:position="0cm"/>
          <style:tab-stop style:position="1.27cm"/>
          <style:tab-stop style:position="2.54cm"/>
          <style:tab-stop style:position="3.81cm"/>
          <style:tab-stop style:position="5.08cm"/>
        </style:tab-stops>
      </style:paragraph-properties>
      <style:text-properties style:font-name-complex="Helv"/>
    </style:style>
    <style:style style:name="P72" style:family="paragraph" style:parent-style-name="Standard">
      <style:paragraph-properties fo:margin-left="-0.026cm" fo:margin-right="0cm" fo:text-indent="0cm" style:auto-text-indent="false"/>
      <style:text-properties style:font-name="Times New Roman" style:font-name-asian="Times New Roman"/>
    </style:style>
    <style:style style:name="P73" style:family="paragraph" style:parent-style-name="Contents_20_2">
      <style:paragraph-properties>
        <style:tab-stops>
          <style:tab-stop style:position="14.817cm" style:type="right" style:leader-style="dotted" style:leader-text="."/>
        </style:tab-stops>
      </style:paragraph-properties>
    </style:style>
    <style:style style:name="P74" style:family="paragraph" style:parent-style-name="Contents_20_4">
      <style:paragraph-properties>
        <style:tab-stops>
          <style:tab-stop style:position="13.742cm" style:type="right" style:leader-style="dotted" style:leader-text="."/>
          <style:tab-stop style:position="14.004cm" style:leader-style="dotted" style:leader-text="."/>
        </style:tab-stops>
      </style:paragraph-properties>
    </style:style>
    <style:style style:name="P75" style:family="paragraph" style:parent-style-name="Contents_20_3">
      <style:paragraph-properties>
        <style:tab-stops>
          <style:tab-stop style:position="14.393cm" style:type="right" style:leader-style="dotted" style:leader-text="."/>
        </style:tab-stops>
      </style:paragraph-properties>
    </style:style>
    <style:style style:name="P76" style:family="paragraph" style:parent-style-name="Contents_20_1">
      <style:paragraph-properties>
        <style:tab-stops>
          <style:tab-stop style:position="15.24cm" style:type="right" style:leader-style="dotted" style:leader-text="."/>
        </style:tab-stops>
      </style:paragraph-properties>
    </style:style>
    <style:style style:name="P77" style:family="paragraph" style:parent-style-name="Heading_20_1" style:list-style-name="L1">
      <style:paragraph-properties>
        <style:tab-stops>
          <style:tab-stop style:position="0.75cm"/>
        </style:tab-stops>
      </style:paragraph-properties>
      <style:text-properties style:font-name-complex="Times New Roman"/>
    </style:style>
    <style:style style:name="P78"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1.251cm"/>
        </style:tab-stops>
        <style:background-image/>
      </style:paragraph-properties>
      <style:text-properties style:use-window-font-color="true" fo:language="en" fo:country="US" style:font-name-asian="宋体1" style:language-complex="en" style:country-complex="US" fo:hyphenate="false" fo:hyphenation-remain-char-count="2" fo:hyphenation-push-char-count="2"/>
    </style:style>
    <style:style style:name="P79"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80"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81"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82"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83"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84"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85"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86"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87"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88"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89"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90"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91"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92"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93"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94"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95" style:family="paragraph" style:parent-style-name="Heading_20_3"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fo:hyphenate="false" fo:hyphenation-remain-char-count="2" fo:hyphenation-push-char-count="2"/>
    </style:style>
    <style:style style:name="P96" style:family="paragraph" style:parent-style-name="Heading_20_4" style:list-style-name="L1"/>
    <style:style style:name="P97" style:family="paragraph" style:parent-style-name="Heading_20_4"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font-size="12pt" fo:language="en" fo:country="US" style:font-size-asian="12pt" style:language-complex="en" style:country-complex="US" fo:hyphenate="false" fo:hyphenation-remain-char-count="2" fo:hyphenation-push-char-count="2"/>
    </style:style>
    <style:style style:name="P98" style:family="paragraph" style:parent-style-name="Standard" style:master-page-name="Standard">
      <style:paragraph-properties style:line-height-at-least="0.423cm" fo:text-align="end" style:justify-single-word="false" style:page-number="auto" style:text-autospace="none">
        <style:tab-stops>
          <style:tab-stop style:position="1.27cm"/>
          <style:tab-stop style:position="1.90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s>
      </style:paragraph-properties>
      <style:text-properties style:font-name="Times New Roman" fo:font-size="16pt" fo:font-weight="bold" style:font-name-complex="Times New Roman"/>
    </style:style>
    <style:style style:name="P99" style:family="paragraph" style:parent-style-name="Heading_20_2" style:list-style-name="L1">
      <style:text-properties style:font-name-complex="Times New Roman"/>
    </style:style>
    <style:style style:name="P100"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1cm"/>
        </style:tab-stops>
        <style:background-image/>
      </style:paragraph-properties>
      <style:text-properties style:use-window-font-color="true" fo:language="en" fo:country="US" style:language-complex="en" style:country-complex="US" fo:hyphenate="false" fo:hyphenation-remain-char-count="2" fo:hyphenation-push-char-count="2"/>
    </style:style>
    <style:style style:name="P101"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1cm"/>
        </style:tab-stops>
        <style:background-image/>
      </style:paragraph-properties>
      <style:text-properties style:use-window-font-color="true" fo:language="en" fo:country="US" style:language-complex="en" style:country-complex="US" fo:hyphenate="false" fo:hyphenation-remain-char-count="2" fo:hyphenation-push-char-count="2"/>
    </style:style>
    <style:style style:name="P102"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03"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fo:language="en" fo:country="US" style:language-complex="en" style:country-complex="US" fo:hyphenate="false" fo:hyphenation-remain-char-count="2" fo:hyphenation-push-char-count="2"/>
    </style:style>
    <style:style style:name="P104" style:family="paragraph" style:parent-style-name="Heading_20_2" style:list-style-name="L1" style:master-page-name="">
      <style:paragraph-properties fo:text-align="start" style:justify-single-word="false" fo:orphans="2" fo:widows="2" fo:hyphenation-ladder-count="no-limit" style:page-number="auto" fo:background-color="transparent" style:shadow="none" style:punctuation-wrap="simple" style:writing-mode="lr-tb">
        <style:tab-stops>
          <style:tab-stop style:position="1cm"/>
        </style:tab-stops>
        <style:background-image/>
      </style:paragraph-properties>
      <style:text-properties style:use-window-font-color="true" fo:language="en" fo:country="US" style:font-name-complex="Times New Roman" style:language-complex="en" style:country-complex="US" fo:hyphenate="false" fo:hyphenation-remain-char-count="2" fo:hyphenation-push-char-count="2"/>
    </style:style>
    <style:style style:name="T1" style:family="text">
      <style:text-properties style:font-name="Times New Roman" fo:font-weight="normal" style:font-weight-asian="normal" style:font-name-complex="Times New Roman" style:font-weight-complex="normal"/>
    </style:style>
    <style:style style:name="T2" style:family="text">
      <style:text-properties style:font-name="Times New Roman" fo:font-weight="normal" fo:background-color="transparent" style:font-weight-asian="normal" style:font-name-complex="Times New Roman" style:font-weight-complex="normal"/>
    </style:style>
    <style:style style:name="T3" style:family="text">
      <style:text-properties style:font-name="Times New Roman" fo:font-weight="normal" fo:background-color="transparent" style:font-weight-asian="normal" style:font-weight-complex="normal"/>
    </style:style>
    <style:style style:name="T4" style:family="text">
      <style:text-properties style:font-name="Times New Roman" fo:font-weight="bold" style:font-weight-asian="bold" style:font-name-complex="Times New Roman" style:font-weight-complex="bold"/>
    </style:style>
    <style:style style:name="T5" style:family="text">
      <style:text-properties style:font-name="Times New Roman" fo:font-weight="bold" style:font-name-asian="Times New Roman" style:font-weight-asian="bold" style:font-name-complex="Helv"/>
    </style:style>
    <style:style style:name="T6" style:family="text">
      <style:text-properties style:font-name="Times New Roman" style:font-name-complex="Times New Roman"/>
    </style:style>
    <style:style style:name="T7" style:family="text">
      <style:text-properties style:font-name="Times New Roman" style:font-name-asian="Times New Roman" style:font-name-complex="Helv"/>
    </style:style>
    <style:style style:name="T8" style:family="text">
      <style:text-properties style:font-name="Times New Roman" fo:font-style="italic" style:font-style-asian="italic" style:font-name-complex="Times New Roman" style:font-style-complex="italic"/>
    </style:style>
    <style:style style:name="T9" style:family="text">
      <style:text-properties style:font-name-asian="宋体1"/>
    </style:style>
    <style:style style:name="T10" style:family="text">
      <style:text-properties style:font-name-asian="宋体1" style:language-asian="zh" style:country-asian="CN"/>
    </style:style>
    <style:style style:name="T11" style:family="text">
      <style:text-properties style:language-asian="zh" style:country-asian="CN"/>
    </style:style>
    <style:style style:name="T12"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3" style:family="text">
      <style:text-properties style:use-window-font-color="true" style:font-name="Times New Roman" fo:font-size="12pt" fo:language="en" fo:country="US" fo:font-weight="bold" style:font-name-asian="Times New Roman" style:font-size-asian="12pt" style:font-weight-asian="bold" style:font-name-complex="Times New Roman" style:font-size-complex="12pt" style:language-complex="ar" style:country-complex="SA" style:font-weight-complex="bold"/>
    </style:style>
    <style:style style:name="T14" style:family="text">
      <style:text-properties style:use-window-font-color="true" fo:language="en" fo:country="US" style:font-name-asian="宋体1" style:language-complex="en" style:country-complex="US"/>
    </style:style>
    <style:style style:name="T15" style:family="text">
      <style:text-properties style:use-window-font-color="true" fo:language="en" fo:country="US" style:font-name-asian="宋体1" style:font-name-complex="Calibri" style:language-complex="en" style:country-complex="US"/>
    </style:style>
    <style:style style:name="T16" style:family="text">
      <style:text-properties fo:font-weight="bold" style:font-weight-asian="bold"/>
    </style:style>
    <style:style style:name="T17" style:family="text">
      <style:text-properties fo:font-style="italic" style:font-style-asian="italic"/>
    </style:style>
    <style:style style:name="T18" style:family="text">
      <style:text-properties fo:font-style="italic" style:font-style-asian="italic" style:font-style-complex="italic"/>
    </style:style>
    <style:style style:name="T19" style:family="text">
      <style:text-properties fo:font-style="italic" style:font-style-asian="italic" style:font-name-complex="Helv" style:font-style-complex="italic"/>
    </style:style>
    <style:style style:name="T20" style:family="text">
      <style:text-properties fo:font-style="italic" fo:font-weight="bold" style:font-style-asian="italic" style:font-weight-asian="bold" style:font-style-complex="italic"/>
    </style:style>
    <style:style style:name="T21" style:family="text">
      <style:text-properties fo:font-style="italic" fo:font-weight="bold" style:font-style-asian="italic" style:font-weight-asian="bold" style:font-name-complex="Helv" style:font-style-complex="italic"/>
    </style:style>
    <style:style style:name="T22" style:family="text">
      <style:text-properties fo:color="#ff0000"/>
    </style:style>
    <style:style style:name="Sect1" style:family="section">
      <style:section-properties fo:background-color="#cccccc"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style:writing-mode="lr-tb" style:editable="false">
        <style:columns fo:column-count="1" fo:column-gap="0cm"/>
        <text:notes-configuration text:note-class="footnote"/>
      </style:section-properties>
    </style:style>
    <style:style style:name="Sect4" style:family="section">
      <style:section-properties text:dont-balance-text-columns="true" style:writing-mode="lr-tb" style:editable="false">
        <style:columns fo:column-count="1" fo:column-gap="0cm"/>
        <text:notes-configuration text:note-class="footnote"/>
      </style:section-properties>
    </style:style>
    <text:list-style style:name="L1">
      <text:list-level-style-number text:level="1" style:num-suffix="." style:num-format="1">
        <style:list-level-properties text:min-label-width="0.75cm"/>
      </text:list-level-style-number>
      <text:list-level-style-number text:level="2" style:num-suffix="." style:num-format="1" text:display-levels="2">
        <style:list-level-properties text:min-label-width="1cm"/>
      </text:list-level-style-number>
      <text:list-level-style-number text:level="3" style:num-suffix="." style:num-format="1" text:display-levels="3">
        <style:list-level-properties text:min-label-width="1.251cm"/>
      </text:list-level-style-number>
      <text:list-level-style-number text:level="4" style:num-suffix="." style:num-format="1" text:display-levels="4">
        <style:list-level-properties text:min-label-width="1.501cm"/>
      </text:list-level-style-number>
      <text:list-level-style-number text:level="5" style:num-suffix="." style:num-format="1" text:display-levels="5">
        <style:list-level-properties text:min-label-width="1.75cm"/>
      </text:list-level-style-number>
      <text:list-level-style-number text:level="6" style:num-suffix="." style:num-format="1" text:display-levels="6">
        <style:list-level-properties text:min-label-width="2cm"/>
      </text:list-level-style-number>
      <text:list-level-style-number text:level="7" style:num-suffix="." style:num-format="1" text:display-levels="7">
        <style:list-level-properties text:min-label-width="2.251cm"/>
      </text:list-level-style-number>
      <text:list-level-style-number text:level="8" style:num-suffix="." style:num-format="1" text:display-levels="8">
        <style:list-level-properties text:min-label-width="2.501cm"/>
      </text:list-level-style-number>
      <text:list-level-style-number text:level="9" style:num-suffix="." style:num-format="1" text:display-levels="9">
        <style:list-level-properties text:min-label-width="2.75cm"/>
      </text:list-level-style-number>
      <text:list-level-style-number text:level="10" style:num-format="">
        <style:list-level-properties text:min-label-distance="0.381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8"/>
      <text:p text:style-name="P1"/>
      <text:p text:style-name="P1">xCAT 2 cookbook for Linux on IBM System P </text:p>
      <text:p text:style-name="P67"/>
      <text:p text:style-name="P69"/>
      <text:p text:style-name="P68"/>
      <text:p text:style-name="P68">Date: 04/01/2009 <text:s text:c="11"/></text:p>
      <text:p text:style-name="P2"/>
      <text:p text:style-name="P13"/>
      <text:p text:style-name="P13"/>
      <text:p text:style-name="P2"/>
      <text:p text:style-name="P2"/>
      <text:p text:style-name="P2"/>
      <text:p text:style-name="P2"/>
      <text:p text:style-name="P14">Contents</text:p>
      <text:table-of-content text:style-name="Sect1" text:protected="true" text:name="内容目录1">
        <text:table-of-content-source text:outline-level="9">
          <text:index-title-template text:style-name="Contents_20_Heading">Table of Contents</text:index-title-template>
          <text:table-of-content-entry-template text:outline-level="1" text:style-name="Contents_20_1">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index-entry-tab-stop style:type="left" style:position="14.004cm" style:leader-char="." style:with-tab="false"/>
          </text:table-of-content-entry-template>
          <text:table-of-content-entry-template text:outline-level="5" text:style-name="Contents_20_5">
            <text:index-entry-link-start/>
            <text:index-entry-chapter/>
            <text:index-entry-text/>
            <text:index-entry-tab-stop style:type="right" style:leader-char="."/>
            <text:index-entry-page-number/>
            <text:index-entry-link-end/>
            <text:index-entry-tab-stop style:type="left" style:position="13.005cm" style:leader-char="." style:with-tab="false"/>
          </text:table-of-content-entry-template>
          <text:table-of-content-entry-template text:outline-level="6" text:style-name="Contents_20_6">
            <text:index-entry-link-start/>
            <text:index-entry-chapter/>
            <text:index-entry-text/>
            <text:index-entry-tab-stop style:type="right" style:leader-char="."/>
            <text:index-entry-page-number/>
            <text:index-entry-link-end/>
            <text:index-entry-tab-stop style:type="left" style:position="12.007cm" style:leader-char="." style:with-tab="false"/>
          </text:table-of-content-entry-template>
          <text:table-of-content-entry-template text:outline-level="7" text:style-name="Contents_20_7">
            <text:index-entry-link-start/>
            <text:index-entry-chapter/>
            <text:index-entry-text/>
            <text:index-entry-tab-stop style:type="right" style:leader-char="."/>
            <text:index-entry-page-number/>
            <text:index-entry-link-end/>
            <text:index-entry-tab-stop style:type="left" style:position="11.008cm" style:leader-char="." style:with-tab="false"/>
          </text:table-of-content-entry-template>
          <text:table-of-content-entry-template text:outline-level="8" text:style-name="Contents_20_8">
            <text:index-entry-link-start/>
            <text:index-entry-chapter/>
            <text:index-entry-text/>
            <text:index-entry-tab-stop style:type="right" style:leader-char="."/>
            <text:index-entry-page-number/>
            <text:index-entry-link-end/>
            <text:index-entry-tab-stop style:type="left" style:position="10.01cm" style:leader-char="." style:with-tab="false"/>
          </text:table-of-content-entry-template>
          <text:table-of-content-entry-template text:outline-level="9" text:style-name="Contents_20_9">
            <text:index-entry-link-start/>
            <text:index-entry-chapter/>
            <text:index-entry-text/>
            <text:index-entry-tab-stop style:type="right" style:leader-char="."/>
            <text:index-entry-page-number/>
            <text:index-entry-link-end/>
            <text:index-entry-tab-stop style:type="left" style:position="9.012cm" style:leader-char="." style:with-tab="false"/>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8.013cm" style:leader-char="." style:with-tab="false"/>
          </text:table-of-content-entry-template>
          <text:index-source-styles text:outline-level="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Heading_20_1"/>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 text:style-name="TOC_20_Heading"/>
          </text:index-source-styles>
          <text:index-source-styles text:outline-level="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 text:style-name="Heading_20_2"/>
          </text:index-source-styles>
          <text:index-source-styles text:outline-level="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 text:style-name="Heading_20_3"/>
          </text:index-source-styles>
          <text:index-source-styles text:outline-level="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 text:style-name="Heading_20_4"/>
          </text:index-source-styles>
        </text:table-of-content-source>
        <text:index-body>
          <text:index-title text:style-name="Sect2" text:name="内容目录1_Head">
            <text:p text:style-name="Contents_20_Heading">Table of Contents</text:p>
          </text:index-title>
          <text:p text:style-name="P76"><text:a xlink:type="simple" xlink:href="#1.Introduction |outline">1. Introduction <text:tab/>4</text:a></text:p>
          <text:p text:style-name="P76"><text:a xlink:type="simple" xlink:href="#2.Install xCAT 2 on the Management node|outline">2. Install xCAT 2 on the Management node<text:tab/>5</text:a></text:p>
          <text:p text:style-name="P76"><text:a xlink:type="simple" xlink:href="#3.Setup the management node |outline">3. Setup the management node <text:tab/>5</text:a></text:p>
          <text:p text:style-name="P73"><text:a xlink:type="simple" xlink:href="#3.1.[Power 5] Workaround the atftpd issue|outline">3.1. [Power 5] Workaround the atftpd issue<text:tab/>5</text:a></text:p>
          <text:p text:style-name="P75"><text:a xlink:type="simple" xlink:href="#3.1.1.Remove atftp|outline">3.1.1. Remove atftp<text:tab/>5</text:a></text:p>
          <text:p text:style-name="P75"><text:a xlink:type="simple" xlink:href="#3.1.2.Install the tftp server needed by xCAT, and restart it|outline">3.1.2. Install the tftp server needed by xCAT, and restart it<text:tab/>5</text:a></text:p>
          <text:p text:style-name="P75"><text:a xlink:type="simple" xlink:href="#3.1.3.Restart the tftp server|outline">3.1.3. Restart the tftp server<text:tab/>5</text:a></text:p>
          <text:p text:style-name="P73"><text:a xlink:type="simple" xlink:href="#3.2.Setup  common attributes for xCAT in the database|outline">3.2. Setup <text:s/>common attributes for xCAT in the database<text:tab/>6</text:a></text:p>
          <text:p text:style-name="P75"><text:a xlink:type="simple" xlink:href="#3.2.1.Add the default account for system|outline">3.2.1. Add the default account for system<text:tab/>6</text:a></text:p>
          <text:p text:style-name="P75"><text:a xlink:type="simple" xlink:href="#3.2.2.Add the default account for hmc|outline">3.2.2. Add the default account for hmc<text:tab/>6</text:a></text:p>
          <text:p text:style-name="P73"><text:a xlink:type="simple" xlink:href="#3.3.Define the compute nodes|outline">3.3. Define the compute nodes<text:tab/>6</text:a></text:p>
          <text:p text:style-name="P75"><text:a xlink:type="simple" xlink:href="#3.3.1.Gather Node information using the rscan command|outline">3.3.1. Gather Node information using the rscan command<text:tab/>6</text:a></text:p>
          <text:p text:style-name="P74"><text:a xlink:type="simple" xlink:href="#3.3.1.1.Define HMC as an xCAT node|outline">3.3.1.1. Define HMC as an xCAT node<text:tab/>6</text:a></text:p>
          <text:p text:style-name="P74"><text:a xlink:type="simple" xlink:href="#3.3.1.2.Discover the LPARs managed by HMC|outline">3.3.1.2. Discover the LPARs managed by HMC<text:tab/>6</text:a></text:p>
          <text:p text:style-name="P74"><text:a xlink:type="simple" xlink:href="#3.3.1.3.Define xCAT node using the stanza file|outline">3.3.1.3. Define xCAT node using the stanza file<text:tab/>7</text:a></text:p>
          <text:p text:style-name="P75"><text:a xlink:type="simple" xlink:href="#3.3.2.Update the attributes of the node|outline">3.3.2. Update the attributes of the node<text:tab/>8</text:a></text:p>
          <text:p text:style-name="P74"><text:a xlink:type="simple" xlink:href="#3.3.2.1.Set the resource attributes of the node|outline">3.3.2.1. Set the resource attributes of the node<text:tab/>8</text:a></text:p>
          <text:p text:style-name="P74"><text:a xlink:type="simple" xlink:href="#3.3.2.2.Set the type attributes of the node|outline">3.3.2.2. Set the type attributes of the node<text:tab/>8</text:a></text:p>
          <text:p text:style-name="P74"><text:a xlink:type="simple" xlink:href="#3.3.2.3. Modify the table postscripts|outline">3.3.2.3. <text:s/>Modify the table postscripts<text:tab/>8</text:a></text:p>
          <text:p text:style-name="P73"><text:a xlink:type="simple" xlink:href="#3.4.Setup the Services and Definition|outline">3.4. Setup the Services and Definition<text:tab/>8</text:a></text:p>
          <text:p text:style-name="P75"><text:a xlink:type="simple" xlink:href="#3.4.1.Create the xCAT network object|outline">3.4.1. Create the xCAT network object<text:tab/>8</text:a></text:p>
          <text:p text:style-name="P75"><text:a xlink:type="simple" xlink:href="#3.4.2.Setup the DNS |outline">3.4.2. Setup the DNS <text:tab/>8</text:a></text:p>
          <text:p text:style-name="P74"><text:soft-page-break/><text:a xlink:type="simple" xlink:href="#3.4.2.1.Setup /etc/hosts with entries for all you nodes, hmcs, fsps|outline">3.4.2.1. Setup /etc/hosts with entries for all you nodes, hmcs, fsps<text:tab/>8</text:a></text:p>
          <text:p text:style-name="P74"><text:a xlink:type="simple" xlink:href="#3.4.2.2.Setup the nameserver |outline">3.4.2.2. Setup the nameserver <text:tab/>8</text:a></text:p>
          <text:p text:style-name="P74"><text:a xlink:type="simple" xlink:href="#3.4.2.3.Setup the DNS attributes in the Site table|outline">3.4.2.3. Setup the DNS attributes in the Site table<text:tab/>9</text:a></text:p>
          <text:p text:style-name="P74"><text:a xlink:type="simple" xlink:href="#3.4.2.4.Setup  DNS configuration |outline">3.4.2.4. Setup <text:s/>DNS configuration <text:tab/>9</text:a></text:p>
          <text:p text:style-name="P75"><text:a xlink:type="simple" xlink:href="#3.4.3.Configure conserver|outline">3.4.3. Configure conserver<text:tab/>9</text:a></text:p>
          <text:p text:style-name="P75"><text:a xlink:type="simple" xlink:href="#3.4.4.Check rcons|outline">3.4.4. Check rcons<text:tab/>9</text:a></text:p>
          <text:p text:style-name="P75"><text:a xlink:type="simple" xlink:href="#3.4.5.Update the mac table with the  address of the node(s)|outline">3.4.5. Update the mac table with the <text:s/>address of the node(s)<text:tab/>9</text:a></text:p>
          <text:p text:style-name="P75"><text:a xlink:type="simple" xlink:href="#3.4.6.Check rpower is working on the node |outline">3.4.6. Check rpower is working on the node <text:tab/>9</text:a></text:p>
          <text:p text:style-name="P75"><text:a xlink:type="simple" xlink:href="#3.4.7. Setup dhcp service|outline">3.4.7. <text:s/>Setup dhcp service<text:tab/>10</text:a></text:p>
          <text:p text:style-name="P74"><text:a xlink:type="simple" xlink:href="#3.4.7.1.Setup the dhcp listen interfaces in site table|outline">3.4.7.1. Setup the dhcp listen interfaces in site table<text:tab/>10</text:a></text:p>
          <text:p text:style-name="P74"><text:a xlink:type="simple" xlink:href="#3.4.7.2.[SLES]  Check the installation of dhcp-server |outline">3.4.7.2. [SLES] <text:s/>Check the installation of dhcp-server <text:tab/>10</text:a></text:p>
          <text:p text:style-name="P74"><text:a xlink:type="simple" xlink:href="#3.4.7.3.Configure the DHCP|outline">3.4.7.3. Configure the DHCP<text:tab/>10</text:a></text:p>
          <text:p text:style-name="P76"><text:a xlink:type="simple" xlink:href="#4.Install a Compute Node |outline">4. Install a Compute Node <text:tab/>10</text:a></text:p>
          <text:p text:style-name="P73"><text:a xlink:type="simple" xlink:href="#4.1.Prepare the installation source|outline">4.1. Prepare the installation source<text:tab/>10</text:a></text:p>
          <text:p text:style-name="P73"><text:a xlink:type="simple" xlink:href="#4.2.Statefull Node installation|outline">4.2. Statefull Node installation<text:tab/>10</text:a></text:p>
          <text:p text:style-name="P75"><text:a xlink:type="simple" xlink:href="#4.2.1.Customize the installation profile|outline">4.2.1. Customize the installation profile<text:tab/>10</text:a></text:p>
          <text:p text:style-name="P74"><text:a xlink:type="simple" xlink:href="#4.2.1.1.Install the specific packages|outline">4.2.1.1. Install the specific packages<text:tab/>11</text:a></text:p>
          <text:p text:style-name="P74"><text:a xlink:type="simple" xlink:href="#4.2.1.2.[SLES 11]:  Add the stunnel rpm from xCAT deps tarball|outline">4.2.1.2. [SLES 11]: <text:s/>Add the stunnel rpm from xCAT deps tarball<text:tab/>11</text:a></text:p>
          <text:p text:style-name="P75"><text:a xlink:type="simple" xlink:href="#4.2.2.Set the node status to ready for installation|outline">4.2.2. Set the node status to ready for installation<text:tab/>11</text:a></text:p>
          <text:p text:style-name="P75"><text:a xlink:type="simple" xlink:href="#4.2.3.Use network boot to start the installation|outline">4.2.3. Use network boot to start the installation<text:tab/>11</text:a></text:p>
          <text:p text:style-name="P75"><text:a xlink:type="simple" xlink:href="#4.2.4.Check the installation results|outline">4.2.4. Check the installation results<text:tab/>11</text:a></text:p>
          <text:p text:style-name="P73"><text:a xlink:type="simple" xlink:href="#4.3.Stateless node installation|outline">4.3. Stateless node installation<text:tab/>11</text:a></text:p>
          <text:p text:style-name="P75"><text:a xlink:type="simple" xlink:href="#4.3.1.Generate the stateless image for compute node|outline">4.3.1. Generate the stateless image for compute node<text:tab/>11</text:a></text:p>
          <text:p text:style-name="P74"><text:a xlink:type="simple" xlink:href="#4.3.1.1.Make the compute node packaging list|outline">4.3.1.1. Make the compute node packaging list<text:tab/>12</text:a></text:p>
          <text:p text:style-name="P74"><text:a xlink:type="simple" xlink:href="#4.3.1.2.Run image generation|outline">4.3.1.2. Run image generation<text:tab/>13</text:a></text:p>
          <text:p text:style-name="P74"><text:a xlink:type="simple" xlink:href="#4.3.1.3.Pack the image|outline">4.3.1.3. Pack the image<text:tab/>13</text:a></text:p>
          <text:p text:style-name="P75"><text:a xlink:type="simple" xlink:href="#4.3.2.Set the node status ready for network boot|outline">4.3.2. Set the node status ready for network boot<text:tab/>13</text:a></text:p>
          <text:p text:style-name="P75"><text:a xlink:type="simple" xlink:href="#4.3.3.Use network boot to start the installation|outline">4.3.3. Use network boot to start the installation<text:tab/>13</text:a></text:p>
          <text:p text:style-name="P75"><text:a xlink:type="simple" xlink:href="#4.3.4.Check the installation result|outline">4.3.4. Check the installation result<text:tab/>13</text:a></text:p>
          <text:p text:style-name="P76"><text:a xlink:type="simple" xlink:href="#5.Firmware upgrade|outline">5. Firmware upgrade<text:tab/>13</text:a></text:p>
          <text:p text:style-name="P73"><text:a xlink:type="simple" xlink:href="#5.1.Requirements|outline">5.1. Requirements<text:tab/>13</text:a></text:p>
          <text:p text:style-name="P75"><text:a xlink:type="simple" xlink:href="#5.1.1.Enable the HMC to allow remote ssh connections.|outline">5.1.1. Enable the HMC to allow remote ssh connections.<text:tab/>13</text:a></text:p>
          <text:p text:style-name="P75"><text:a xlink:type="simple" xlink:href="#5.1.2.Define the necessary attributes|outline">5.1.2. Define the necessary attributes<text:tab/>13</text:a></text:p>
          <text:p text:style-name="P75"><text:a xlink:type="simple" xlink:href="#5.1.3.Define the HMC as a node|outline">5.1.3. Define the HMC as a node<text:tab/>14</text:a></text:p>
          <text:p text:style-name="P75"><text:a xlink:type="simple" xlink:href="#5.1.4.Setup SSH connection to HMC|outline">5.1.4. Setup SSH connection to HMC<text:tab/>14</text:a></text:p>
          <text:p text:style-name="P75"><text:a xlink:type="simple" xlink:href="#5.1.5.Get the Microcode update package and associated XML file|outline">5.1.5. Get the Microcode update package and associated XML file<text:tab/>14</text:a></text:p>
          <text:p text:style-name="P73"><text:soft-page-break/><text:a xlink:type="simple" xlink:href="#5.2.Perform Firmware upgrade for CEC on P5/P6|outline">5.2. Perform Firmware upgrade for CEC on P5/P6<text:tab/>14</text:a></text:p>
          <text:p text:style-name="P75"><text:a xlink:type="simple" xlink:href="#5.2.1.Define the CEC as a node on the management node|outline">5.2.1. Define the CEC as a node on the management node<text:tab/>14</text:a></text:p>
          <text:p text:style-name="P75"><text:a xlink:type="simple" xlink:href="#5.2.2.Setup SSH connection to HMC|outline">5.2.2. Setup SSH connection to HMC<text:tab/>14</text:a></text:p>
          <text:p text:style-name="P75"><text:a xlink:type="simple" xlink:href="#5.2.3.Check firmware level|outline">5.2.3. Check firmware level<text:tab/>15</text:a></text:p>
          <text:p text:style-name="P75"><text:a xlink:type="simple" xlink:href="#5.2.4.Update the firmware|outline">5.2.4. Update the firmware<text:tab/>15</text:a></text:p>
          <text:p text:style-name="P73"><text:a xlink:type="simple" xlink:href="#5.3.Perform Firmware upgrades for BPA on P5/P6|outline">5.3. Perform Firmware upgrades for BPA on P5/P6<text:tab/>15</text:a></text:p>
          <text:p text:style-name="P75"><text:a xlink:type="simple" xlink:href="#5.3.1.Define the BPA as a node on the management node|outline">5.3.1. Define the BPA as a node on the management node<text:tab/>15</text:a></text:p>
          <text:p text:style-name="P75"><text:a xlink:type="simple" xlink:href="#5.3.2.Setup SSH connection to HMC|outline">5.3.2. Setup SSH connection to HMC<text:tab/>16</text:a></text:p>
          <text:p text:style-name="P75"><text:a xlink:type="simple" xlink:href="#5.3.3.User rinv to check the firmware level ( see rinv manpage)|outline">5.3.3. User rinv to check the firmware level ( see rinv manpage)<text:tab/>16</text:a></text:p>
          <text:p text:style-name="P75"><text:a xlink:type="simple" xlink:href="#5.3.4.Update the firmware|outline">5.3.4. Update the firmware<text:tab/>16</text:a></text:p>
          <text:p text:style-name="P73"><text:a xlink:type="simple" xlink:href="#5.4.Commit currently activated LIC update(copy T to P) for a CEC/BPA on p5/p6|outline">5.4. Commit currently activated LIC update(copy T to P) for a CEC/BPA on p5/p6<text:tab/>16</text:a></text:p>
          <text:p text:style-name="P75"><text:a xlink:type="simple" xlink:href="#5.4.1.Check firmware level|outline">5.4.1. Check firmware level<text:tab/>17</text:a></text:p>
          <text:p text:style-name="P75"><text:a xlink:type="simple" xlink:href="#5.4.2.Commit the firmware LIC|outline">5.4.2. Commit the firmware LIC<text:tab/>17</text:a></text:p>
        </text:index-body>
      </text:table-of-content>
      <text:section text:style-name="Sect3" text:name="区域2">
        <text:p text:style-name="P61"/>
        <text:p text:style-name="P62"/>
      </text:section>
      <text:section text:style-name="Sect4" text:name="区域3">
        <text:p text:style-name="P6"/>
        <text:list text:style-name="L1">
          <text:list-item>
            <text:h text:outline-level="1">Introduction </text:h>
          </text:list-item>
        </text:list>
        <text:p text:style-name="P2">This cookbook introduces how to use the xCAT2 to install Linux on the IBM power series machines. <text:s/></text:p>
        <text:p text:style-name="P2">The power series machines have the following characteristics: </text:p>
        <text:p text:style-name="P70">1. May have multiple LPARs (an LPAR will be the target machine to install an operating system image on, i.e. the LPAR will be the compute node); </text:p>
        <text:p text:style-name="P70">2. The Ethernet card and SCSI partition can be virtual devices; </text:p>
        <text:p text:style-name="P70">3. An HMC or IVM is used for the HCP (hardware control point)</text:p>
        <text:p text:style-name="P2"/>
        <text:p text:style-name="Standard"><text:span text:style-name="T6">xCAT supports two types of installations for compute nodes: Diskfull installation <text:s/>(Statefull) and Diskless (Stateless). <text:s/>xCAT also supports hierarchical management clusters where one or more service <text:s/>nodes are used to handle the installation and management of </text:span><text:span text:style-name="T1">compute</text:span><text:span text:style-name="T4"> </text:span><text:span text:style-name="T1">nod</text:span><text:span text:style-name="T2">e. Please refer to </text:span><text:a xlink:type="simple" xlink:href="https://xcat.svn.sourceforge.net/svnroot/xcat/xcat-core/trunk/xCAT-client/share/doc/xCAT2advanced.pdf"><text:span text:style-name="T3">xCAT2advanced.pdf</text:span></text:a><text:span text:style-name="T3"> for hierarchical usage.</text:span></text:p>
        <text:p text:style-name="P2">Based on the two types of installation, the following installation scenarios will be described in this document:</text:p>
        <text:p text:style-name="P70">1. Install a stateful compute node</text:p>
        <text:p text:style-name="P70">2. Install a stateless compute node</text:p>
        <text:p text:style-name="P2"/>
        <text:p text:style-name="P2"/>
        <text:p text:style-name="P2">To provide the easier understanding of the installation steps, this cookbook provides an example to introduce the xCAT management operations:</text:p>
        <text:p text:style-name="P2"/>
        <text:p text:style-name="P17">The management node:</text:p>
        <text:p text:style-name="P26">Arch: an LPAR on a p5/p6 machine</text:p>
        <text:p text:style-name="P26">OS: Red Hat 5.2</text:p>
        <text:p text:style-name="P26">Hostname: pmanagenode</text:p>
        <text:p text:style-name="P26">IP: 192.168.0.1</text:p>
        <text:p text:style-name="P26">HCP: HMC</text:p>
        <text:p text:style-name="P17"/>
        <text:p text:style-name="P17">The management Network:</text:p>
        <text:p text:style-name="P17"><text:tab/>Net: 192.168.0.0</text:p>
        <text:p text:style-name="P17"><text:tab/>NetMask: 255.255.255.0</text:p>
        <text:p text:style-name="P17"><text:tab/>Gateway: 192.168.0.1</text:p>
        <text:p text:style-name="P17"><text:tab/>Cluster-face-IF: eth1</text:p>
        <text:p text:style-name="P17"><text:tab/>dhcpserver: 192.168.0.1</text:p>
        <text:p text:style-name="P17"><text:tab/>tftpserver: 192.168.0.1</text:p>
        <text:p text:style-name="P17"><text:tab/>nameservers: 192.168.0.1</text:p>
        <text:p text:style-name="P17"/>
        <text:p text:style-name="P17">The compute nodes:</text:p>
        <text:p text:style-name="P26">Arch: an LPAR on a p5/p6 machine</text:p>
        <text:p text:style-name="P26">OS: Red Hat 5.2</text:p>
        <text:p text:style-name="P26">HCP: HMC</text:p>
        <text:p text:style-name="P26"/>
        <text:p text:style-name="P26"><text:soft-page-break/>Hostname: pnode1 – this node will be installed in stateful</text:p>
        <text:p text:style-name="P26">IP: 192.168.0.10</text:p>
        <text:p text:style-name="P27">Cluster-face-IF: eth0</text:p>
        <text:p text:style-name="P25"/>
        <text:p text:style-name="P26">Hostname: pnode2 – this node will be installed in stateless</text:p>
        <text:p text:style-name="P26">IP: 192.168.0.20</text:p>
        <text:p text:style-name="P27">Cluster-face-IF: eth0</text:p>
        <text:p text:style-name="P17"/>
        <text:p text:style-name="P17">The Hardware Control Point:</text:p>
        <text:p text:style-name="P17"><text:tab/>Name: <text:s/>hmc1</text:p>
        <text:p text:style-name="P17"><text:tab/>IP: 192.168.0.100</text:p>
        <text:p text:style-name="P17"/>
        <text:p text:style-name="P17">xCAT version:</text:p>
        <text:p text:style-name="P17"><text:tab/>xCAT-2.1+</text:p>
        <text:p text:style-name="P2"/>
        <text:list text:style-name="L1" text:continue-numbering="true">
          <text:list-item>
            <text:h text:outline-level="1">Install xCAT 2 on the Management node</text:h>
          </text:list-item>
        </text:list>
        <text:p text:style-name="P24"><text:span text:style-name="T6">Before preceding to setup your pLlinux Cluster, <text:s/>you should first read </text:span><text:a xlink:type="simple" xlink:href="https://xcat.svn.sourceforge.net/svnroot/xcat/xcat-core/trunk/xCAT-client/share/doc/xCAT2top.pdf"><text:span text:style-name="T6">xCATtop</text:span></text:a><text:a xlink:type="simple" xlink:href="https://xcat.svn.sourceforge.net/svnroot/xcat/xcat-core/trunk/xCAT-client/share/doc/xCAT2top.pdf"><text:span text:style-name="T6"> </text:span></text:a><text:span text:style-name="T6">for information on downloading and installing xCAT on your Management Node. </text:span></text:p>
        <text:list text:style-name="L1" text:continue-numbering="true">
          <text:list-item>
            <text:h text:outline-level="1">Setup the management node </text:h>
            <text:list>
              <text:list-item>
                <text:h text:outline-level="2">[Power 5] Workaround the atftpd issue</text:h>
              </text:list-item>
            </text:list>
          </text:list-item>
        </text:list>
        <text:p text:style-name="P2">The tftp client in the open firmware of p5 is only compatible with tftp-server instead of atftpd which is required by xCAT2. So we have to remove the atftpd first and then install the tftp-server. <text:s/>This is not required for p6 or later. </text:p>
        <text:list text:style-name="L1" text:continue-numbering="true">
          <text:list-item>
            <text:list text:continue-numbering="true">
              <text:list-item>
                <text:list text:continue-numbering="true">
                  <text:list-item>
                    <text:h text:outline-level="3">Remove atftp</text:h>
                  </text:list-item>
                </text:list>
              </text:list-item>
            </text:list>
          </text:list-item>
        </text:list>
        <text:p text:style-name="Code">service tftpd stop</text:p>
        <text:p text:style-name="Code">rpm --nodeps -e atftp</text:p>
        <text:list text:style-name="L1" text:continue-numbering="true">
          <text:list-item>
            <text:list text:continue-numbering="true">
              <text:list-item>
                <text:list text:continue-numbering="true">
                  <text:list-item>
                    <text:h text:outline-level="3">Install the tftp <text:span text:style-name="T9">server </text:span>needed by xC<text:span text:style-name="T9">AT</text:span>, and restart it</text:h>
                  </text:list-item>
                </text:list>
              </text:list-item>
            </text:list>
          </text:list-item>
        </text:list>
        <text:p text:style-name="P3">[RH]:</text:p>
        <text:p text:style-name="Code">yum install tftp-server.ppc</text:p>
        <text:p text:style-name="P43"/>
        <text:p text:style-name="P3"><text:span text:style-name="T14">[SLES]</text:span><text:span text:style-name="T14">:</text:span></text:p>
        <text:p text:style-name="P51">zypper install tftp-server.ppc</text:p>
        <text:list text:style-name="L1" text:continue-numbering="true">
          <text:list-item>
            <text:list text:continue-numbering="true">
              <text:list-item>
                <text:list text:continue-numbering="true">
                  <text:list-item>
                    <text:h text:style-name="P78" text:outline-level="3">Restart the tftp server</text:h>
                  </text:list-item>
                </text:list>
              </text:list-item>
            </text:list>
          </text:list-item>
        </text:list>
        <text:p text:style-name="P42">Notes: make sure the entry "disable=no" in the /etc/xinetd.d/tftp.</text:p>
        <text:p text:style-name="P59">service xinetd restart</text:p>
        <text:list text:style-name="L1" text:continue-numbering="true">
          <text:list-item>
            <text:list text:continue-numbering="true">
              <text:list-item>
                <text:h text:outline-level="2"><text:soft-page-break/>Setup <text:s/><text:span text:style-name="T9">c</text:span>ommon attribute<text:span text:style-name="T9">s</text:span> for xCAT in the database</text:h>
                <text:list>
                  <text:list-item>
                    <text:h text:outline-level="3">Add the default account for system</text:h>
                  </text:list-item>
                </text:list>
              </text:list-item>
            </text:list>
          </text:list-item>
        </text:list>
        <text:p text:style-name="Code">chtab key=system passwd.username=root passwd.password=cluster</text:p>
        <text:list text:style-name="L1" text:continue-numbering="true">
          <text:list-item>
            <text:list text:continue-numbering="true">
              <text:list-item>
                <text:list text:continue-numbering="true">
                  <text:list-item>
                    <text:h text:outline-level="3">Add the default account for hmc</text:h>
                  </text:list-item>
                </text:list>
              </text:list-item>
            </text:list>
          </text:list-item>
        </text:list>
        <text:p text:style-name="Code">chtab key=hmc passwd.username=hscroot passwd.password=abc123</text:p>
        <text:list text:style-name="L1" text:continue-numbering="true">
          <text:list-item>
            <text:list text:continue-numbering="true">
              <text:list-item>
                <text:h text:outline-level="2"><text:span text:style-name="T9">D</text:span>efine the compute <text:span text:style-name="T9">nodes</text:span></text:h>
              </text:list-item>
            </text:list>
          </text:list-item>
        </text:list>
        <text:p text:style-name="P53">The definition of a node is stored in several tables of the xCAT database. <text:s/></text:p>
        <text:p text:style-name="P54"><text:span text:style-name="T12">You can use </text:span><text:span text:style-name="T13">rscan</text:span><text:span text:style-name="T12"> command to discover the HCP to get the nodes that managed by this HCP. The discovered nodes can be stored into a stanza file. Then edit the stanza file to keep the nodes which you want to create and use the mkdef command to create the nodes definition. </text:span></text:p>
        <text:list text:style-name="L1" text:continue-numbering="true">
          <text:list-item>
            <text:list text:continue-numbering="true">
              <text:list-item>
                <text:list text:continue-numbering="true">
                  <text:list-item>
                    <text:h text:outline-level="3">Gather Node information using the rscan command</text:h>
                    <text:list>
                      <text:list-item>
                        <text:h text:style-name="P96" text:outline-level="4">Define HMC as an xCAT node</text:h>
                      </text:list-item>
                    </text:list>
                  </text:list-item>
                </text:list>
              </text:list-item>
            </text:list>
          </text:list-item>
        </text:list>
        <text:p text:style-name="P53">First, define the hardware control point as a node object. </text:p>
        <text:p text:style-name="P53">The following command will create an xCAT node definition for an HMC with a host name of “<text:span text:style-name="T17">hmc1</text:span>”. The <text:span text:style-name="T17">groups, nodetype, mgt, username</text:span>, and <text:span text:style-name="T17">password</text:span> attributes will be set.</text:p>
        <text:p text:style-name="Code">mkdef –t node –o hmc1 groups=hmc,all <text:s/>nodetype=hmc <text:s/>mgt=hmc <text:s/><text:tab/>username=hscroot <text:s/>password=abc123</text:p>
        <text:list text:style-name="L1" text:continue-numbering="true">
          <text:list-item>
            <text:list text:continue-numbering="true">
              <text:list-item>
                <text:list text:continue-numbering="true">
                  <text:list-item>
                    <text:list text:continue-numbering="true">
                      <text:list-item>
                        <text:h text:style-name="P96" text:outline-level="4"><text:span text:style-name="T9">D</text:span><text:span text:style-name="T10">is</text:span><text:span text:style-name="T9">cover the LPARs managed by HMC</text:span></text:h>
                      </text:list-item>
                    </text:list>
                  </text:list-item>
                </text:list>
              </text:list-item>
            </text:list>
          </text:list-item>
        </text:list>
        <text:p text:style-name="P55">Run the <text:span text:style-name="T16">rscan</text:span> command to gather the LPAR information. <text:s/>This command can be used to display the LPAR information in several formats and can also write the LPAR information directly to the xCAT database. <text:s text:c="2"/>In this example we will use the “-z” option to create a stanza file that contains the information gathered by <text:span text:style-name="T16">rscan</text:span> as well as some default values that could be used for the node definitions.</text:p>
        <text:p text:style-name="P60">To write the stanza format output of <text:span text:style-name="T16">rscan</text:span> to a file called “node.stanza<text:span text:style-name="T17">”</text:span> run the following command.</text:p>
        <text:p text:style-name="P37">rscan –z hmc01 &gt; <text:s/>node.stanza</text:p>
        <text:p text:style-name="P35"/>
        <text:p text:style-name="P55">This file can then be checked and modified as needed. <text:s/>For example you may need to add a different name for the node definition or add additional attributes and values.</text:p>
        <text:p text:style-name="P55"><text:span text:style-name="T20">Note</text:span><text:span text:style-name="T18">: The stanza file will contain stanzas for things other than the LPARs. <text:s/>This information must also be defined in the xCAT database. <text:s/>It is not necessary to modify the non-LPAR stanzas in any way.</text:span></text:p>
        <text:p text:style-name="P55">The <text:s/>stanza file will look something like the following. <text:s/><text:span text:style-name="T22"><text:s/></text:span></text:p>
        <text:p>Server-9117-MMA-SN10F6F3D:</text:p>
        <text:p text:style-name="P44"><text:s text:c="8"/>objtype=node</text:p>
        <text:p text:style-name="P44"><text:s text:c="8"/>nodetype=fsp</text:p>
        <text:p text:style-name="P44"><text:s text:c="8"/>id=5</text:p>
        <text:p text:style-name="P44"><text:soft-page-break/><text:s text:c="8"/>model=9118-575</text:p>
        <text:p text:style-name="P44"><text:s text:c="8"/>serial=02013EB</text:p>
        <text:p text:style-name="P44"><text:s text:c="8"/>hcp=hmc01</text:p>
        <text:p text:style-name="P44"><text:s text:c="8"/>pprofile=</text:p>
        <text:p text:style-name="P44"><text:s text:c="8"/>parent=Server-9458-10099201WM_A</text:p>
        <text:p text:style-name="P44"><text:s text:c="8"/>groups=fsp,all</text:p>
        <text:p text:style-name="P44"><text:s text:c="8"/>mgt=hmc</text:p>
        <text:p text:style-name="P44"/>
        <text:p text:style-name="P44">pnode1:</text:p>
        <text:p text:style-name="P44"><text:s text:c="8"/>objtype=node</text:p>
        <text:p text:style-name="P44"><text:s text:c="8"/>nodetype=lpar,osi</text:p>
        <text:p text:style-name="P44"><text:s text:c="8"/>id=9</text:p>
        <text:p text:style-name="P44"><text:s text:c="8"/>hcp=hmc1</text:p>
        <text:p text:style-name="P44"><text:s text:c="8"/>pprofile=lpar9</text:p>
        <text:p text:style-name="P44"><text:s text:c="8"/>parent=Server-9117-MMA-SN10F6F3D</text:p>
        <text:p text:style-name="P44"><text:s text:c="8"/>groups=all</text:p>
        <text:p text:style-name="P44"><text:s text:c="8"/>mgt=hmc</text:p>
        <text:p text:style-name="P44"/>
        <text:p text:style-name="P44">pnode2:</text:p>
        <text:p text:style-name="P44"><text:s text:c="8"/>objtype=node</text:p>
        <text:p text:style-name="P44"><text:s text:c="8"/>nodetype=lpar,osi</text:p>
        <text:p text:style-name="P44"><text:s text:c="8"/>id=7</text:p>
        <text:p text:style-name="P44"><text:s text:c="8"/>hcp=hmc1</text:p>
        <text:p text:style-name="P44"><text:s text:c="8"/>pprofile=lpar6</text:p>
        <text:p text:style-name="P44"><text:s text:c="8"/>parent=Server-9117-MMA-SN10F6F3D</text:p>
        <text:p text:style-name="P44"><text:s text:c="8"/>groups=all</text:p>
        <text:p text:style-name="P44"><text:s text:c="8"/>mgt=hmc</text:p>
        <text:p text:style-name="P71"/>
        <text:p text:style-name="P56"><text:span text:style-name="T21">Note</text:span><text:span text:style-name="T19">: The </text:span><text:span text:style-name="T21">rscan</text:span><text:span text:style-name="T19"> command supports an option to automatically create node definitions in the xCAT database. <text:s text:c="2"/>To do this the LPAR name gathered by </text:span><text:span text:style-name="T21">rscan</text:span><text:span text:style-name="T19"> is used as the node name and the command sets several default values. If you use the “-w” option make sure the LPAR name you defined will be the name you want used as your node name. <text:s/></text:span></text:p>
        <text:p text:style-name="P8">For a node which was <text:s/>defined correctly before, you can use the “lsdef –z [nodename]&gt; node.stanza” command to export the definition into the node.stanza, and use command “cat node.stanza | chdef -z” to update the node.stanza according to your need. </text:p>
        <text:list text:style-name="L1" text:continue-numbering="true">
          <text:list-item>
            <text:list text:continue-numbering="true">
              <text:list-item>
                <text:list text:continue-numbering="true">
                  <text:list-item>
                    <text:list text:continue-numbering="true">
                      <text:list-item>
                        <text:h text:style-name="P96" text:outline-level="4">Define xCAT node using the stanza file</text:h>
                      </text:list-item>
                    </text:list>
                  </text:list-item>
                </text:list>
              </text:list-item>
            </text:list>
          </text:list-item>
        </text:list>
        <text:p text:style-name="P15"><text:span text:style-name="T7">The information gathered by the </text:span><text:span text:style-name="T5">rscan </text:span><text:span text:style-name="T7">command can be used to create xCAT node definitions.</text:span></text:p>
        <text:p text:style-name="P72"/>
        <text:p text:style-name="Code">cat node.stanza | mkdef –z</text:p>
        <text:list text:style-name="L1" text:continue-numbering="true">
          <text:list-item>
            <text:list text:continue-numbering="true">
              <text:list-item>
                <text:list text:continue-numbering="true">
                  <text:list-item>
                    <text:h text:outline-level="3">Update the <text:span text:style-name="T9">attributes of the node</text:span></text:h>
                    <text:list>
                      <text:list-item>
                        <text:h text:style-name="P96" text:outline-level="4">Set the resource attributes of the node</text:h>
                      </text:list-item>
                    </text:list>
                  </text:list-item>
                </text:list>
              </text:list-item>
            </text:list>
          </text:list-item>
        </text:list>
        <text:p>chdef -t node -o pnode1 <text:s/>netboot=yaboot <text:s/>tftpserver=192.168.0.1 fsserver=192.168.0.1 monserver=192.168.0.1 xcatmaster=192.168.0.1 installnic="eth0" primarynic="eth0"</text:p>
        <text:p text:style-name="Code"/>
        <text:p text:style-name="P7">Note: Please make sure the attributes "installnic" and "primarynic" are set up by the correct Ethernet Interface of compute node. Otherwise the compute node installation may hang requesting <text:s/>information from an incorrect interface.</text:p>
        <text:list text:style-name="L1" text:continue-numbering="true">
          <text:list-item>
            <text:list text:continue-numbering="true">
              <text:list-item>
                <text:list text:continue-numbering="true">
                  <text:list-item>
                    <text:list text:continue-numbering="true">
                      <text:list-item>
                        <text:h text:style-name="P96" text:outline-level="4"><text:soft-page-break/>Set the type attributes of the node</text:h>
                      </text:list-item>
                    </text:list>
                  </text:list-item>
                </text:list>
              </text:list-item>
            </text:list>
          </text:list-item>
        </text:list>
        <text:p text:style-name="Code">chdef -t node -o pnode1 os=&lt;os&gt; arch=ppc64 profile=compute.ppc64</text:p>
        <text:p text:style-name="Code"/>
        <text:p text:style-name="P7">Note: <text:s/>The &lt;os&gt; can be rh*, centos*, fedora*, sles*. (where * is the version #) For example, the &lt;os&gt; can be rhels5.2 or sles11.</text:p>
        <text:p text:style-name="P10"/>
        <text:list text:style-name="L1" text:continue-numbering="true">
          <text:list-item>
            <text:list text:continue-numbering="true">
              <text:list-item>
                <text:list text:continue-numbering="true">
                  <text:list-item>
                    <text:list text:continue-numbering="true">
                      <text:list-item>
                        <text:h text:style-name="P96" text:outline-level="4"><text:s/>Modify the table postscripts</text:h>
                      </text:list-item>
                    </text:list>
                  </text:list-item>
                </text:list>
              </text:list-item>
            </text:list>
          </text:list-item>
        </text:list>
        <text:p text:style-name="P11">This only needs to be done when you want to run the my_script after installing the compute node.</text:p>
        <text:p text:style-name="Code">chdef -t node -o pnode1 postscripts=my_scrip</text:p>
        <text:p text:style-name="P51"/>
        <text:list text:style-name="L1" text:continue-numbering="true">
          <text:list-item>
            <text:list text:continue-numbering="true">
              <text:list-item>
                <text:h text:outline-level="2">Setup the Services and Definition</text:h>
              </text:list-item>
            </text:list>
          </text:list-item>
        </text:list>
        <text:p text:style-name="P11">The part should be experienced, when there are compute nodes, hmcs, networks defined/deleted.</text:p>
        <text:list text:style-name="L1" text:continue-numbering="true">
          <text:list-item>
            <text:list text:continue-numbering="true">
              <text:list-item>
                <text:list text:continue-numbering="true">
                  <text:list-item>
                    <text:h text:outline-level="3">Create the xCAT network object</text:h>
                  </text:list-item>
                </text:list>
              </text:list-item>
            </text:list>
          </text:list-item>
        </text:list>
        <text:p text:style-name="P2">Create the networks that used for cluster management:</text:p>
        <text:p text:style-name="P39">mkdef -t network -o net1 net=192.168.0.0 mask=255.255.255.0 <text:s/>gateway=192.168.0.1 <text:s/>mgtifname=eth1 <text:s/>dhcpserver=192.168.0.1 <text:s/>tftpserver=192.168.0.1 nameservers=192.168.0.1</text:p>
        <text:p text:style-name="P39"/>
        <text:list text:style-name="L1" text:continue-numbering="true">
          <text:list-item>
            <text:list text:continue-numbering="true">
              <text:list-item>
                <text:list text:continue-numbering="true">
                  <text:list-item>
                    <text:h text:outline-level="3">Setup the DNS </text:h>
                    <text:list>
                      <text:list-item>
                        <text:h text:style-name="P96" text:outline-level="4">Setup /etc/hosts with entries for all you nodes, hmcs, fsps</text:h>
                      </text:list-item>
                    </text:list>
                  </text:list-item>
                </text:list>
              </text:list-item>
            </text:list>
          </text:list-item>
        </text:list>
        <text:p text:style-name="Code">127.0.0.1<text:tab/><text:tab/>localhost </text:p>
        <text:p text:style-name="Code">192.168.0.1<text:tab/><text:tab/>pmanagenode</text:p>
        <text:p text:style-name="Code">192.168.0.10<text:tab/> <text:tab/>pnode1</text:p>
        <text:p text:style-name="Code">192.168.0.20<text:tab/> <text:tab/>pnode2</text:p>
        <text:p text:style-name="Code">192.168.0.100<text:tab/>hmc1</text:p>
        <text:list text:style-name="L1" text:continue-numbering="true">
          <text:list-item>
            <text:list text:continue-numbering="true">
              <text:list-item>
                <text:list text:continue-numbering="true">
                  <text:list-item>
                    <text:list text:continue-numbering="true">
                      <text:list-item>
                        <text:h text:style-name="P96" text:outline-level="4">Setup the nameserver </text:h>
                      </text:list-item>
                    </text:list>
                  </text:list-item>
                </text:list>
              </text:list-item>
            </text:list>
          </text:list-item>
        </text:list>
        <text:p text:style-name="P2">Add following lines into /etc/resolv.conf</text:p>
        <text:p text:style-name="Code">search cluster.net</text:p>
        <text:p text:style-name="Code">nameserver 192.168.0.1</text:p>
        <text:list text:style-name="L1" text:continue-numbering="true">
          <text:list-item>
            <text:list text:continue-numbering="true">
              <text:list-item>
                <text:list text:continue-numbering="true">
                  <text:list-item>
                    <text:list text:continue-numbering="true">
                      <text:list-item>
                        <text:h text:style-name="P96" text:outline-level="4">Setup the DNS attributes in the Site table</text:h>
                      </text:list-item>
                    </text:list>
                  </text:list-item>
                </text:list>
              </text:list-item>
            </text:list>
          </text:list-item>
        </text:list>
        <text:p text:style-name="P2">Setup local machine as nameserver:</text:p>
        <text:p text:style-name="Code">chdef -t site nameservers=192.168.0.1</text:p>
        <text:p text:style-name="Code"/>
        <text:p text:style-name="P2">Setup the external nameserver:</text:p>
        <text:p text:style-name="Code">chdef -t site forwarders=9.114.1.1</text:p>
        <text:p text:style-name="Code"/>
        <text:p text:style-name="P2">Setup the local domain name:</text:p>
        <text:p text:style-name="Code">chdef -t site <text:s/>domain=cluster.net</text:p>
        <text:p text:style-name="Code"/>
        <text:list text:style-name="L1" text:continue-numbering="true">
          <text:list-item>
            <text:list text:continue-numbering="true">
              <text:list-item>
                <text:list text:continue-numbering="true">
                  <text:list-item>
                    <text:list text:continue-numbering="true">
                      <text:list-item>
                        <text:h text:style-name="P96" text:outline-level="4"><text:soft-page-break/>Setup <text:s/>DNS configuration </text:h>
                      </text:list-item>
                    </text:list>
                  </text:list-item>
                </text:list>
              </text:list-item>
            </text:list>
          </text:list-item>
        </text:list>
        <text:p text:style-name="Code">makedns</text:p>
        <text:p text:style-name="Code">service named start</text:p>
        <text:p text:style-name="Code">chkconfig --level 345 named on</text:p>
        <text:list text:style-name="L1" text:continue-numbering="true">
          <text:list-item>
            <text:list text:continue-numbering="true">
              <text:list-item>
                <text:list text:continue-numbering="true">
                  <text:list-item>
                    <text:h text:outline-level="3">Configure conserver</text:h>
                  </text:list-item>
                </text:list>
              </text:list-item>
            </text:list>
          </text:list-item>
        </text:list>
        <text:p text:style-name="Code">makeconservercf</text:p>
        <text:p text:style-name="Code">service conserver restart</text:p>
        <text:list text:style-name="L1" text:continue-numbering="true">
          <text:list-item>
            <text:list text:continue-numbering="true">
              <text:list-item>
                <text:list text:continue-numbering="true">
                  <text:list-item>
                    <text:h text:outline-level="3">Check rcons</text:h>
                  </text:list-item>
                </text:list>
              </text:list-item>
            </text:list>
          </text:list-item>
        </text:list>
        <text:p text:style-name="Code">rcons pnode1</text:p>
        <text:p text:style-name="P2">If it works ok, you will get into the console interface of the pnode1.</text:p>
        <text:list text:style-name="L1" text:continue-numbering="true">
          <text:list-item>
            <text:list text:continue-numbering="true">
              <text:list-item>
                <text:list text:continue-numbering="true">
                  <text:list-item>
                    <text:h text:outline-level="3">Update the mac table with the <text:s/>address of the node(s)</text:h>
                  </text:list-item>
                </text:list>
              </text:list-item>
            </text:list>
          </text:list-item>
        </text:list>
        <text:p text:style-name="P2">If there's only one Ethernet adapter on the node or you have specified the <text:span text:style-name="T15">installnic or primarynic attribute of the node</text:span><text:span text:style-name="T15">, using following command can get the correct mac address.</text:span></text:p>
        <text:p text:style-name="Code">getmacs pnode1</text:p>
        <text:p text:style-name="Code"/>
        <text:p text:style-name="P2">But, if there're more than one Ethernet adapters on the node, and you don't know which one has been configured for the installation process, you have to specify more parameters like this for Lpar to try to figure out an available interface by ping operation:</text:p>
        <text:p text:style-name="Code">getmacs pnode1 -S 192<text:span text:style-name="T11">.168.0.1 -G 192.168.0.1 -C 192.168.0.10</text:span></text:p>
        <text:p text:style-name="P40"/>
        <text:p text:style-name="P2">The output looks like following:</text:p>
        <text:p text:style-name="Code">pnode1:</text:p>
        <text:p text:style-name="Code"><text:s/>Type <text:s text:c="2"/>Location Code <text:s text:c="2"/>MAC Address <text:s text:c="4"/>Full Path Name <text:s/>Ping Result <text:s text:c="4"/>Device Type</text:p>
        <text:p text:style-name="Code"/>
        <text:p text:style-name="Code">ent U9133.55A.10E093F-V4-C5-T1 f2:60:f0:00:40:05 /vdevice/l-lan@30000005 <text:s/>virtual</text:p>
        <text:p text:style-name="Code"/>
        <text:p text:style-name="P2">And the Mac address will be written into the xCAT mac table.</text:p>
        <text:list text:style-name="L1" text:continue-numbering="true">
          <text:list-item>
            <text:list text:continue-numbering="true">
              <text:list-item>
                <text:list text:continue-numbering="true">
                  <text:list-item>
                    <text:h text:outline-level="3">Check rpower is working on the node </text:h>
                  </text:list-item>
                </text:list>
              </text:list-item>
            </text:list>
          </text:list-item>
        </text:list>
        <text:p text:style-name="P39">rpower pnode1 stat</text:p>
        <text:list text:style-name="L1" text:continue-numbering="true">
          <text:list-item>
            <text:list text:continue-numbering="true">
              <text:list-item>
                <text:list text:continue-numbering="true">
                  <text:list-item>
                    <text:h text:outline-level="3"><text:s/>Setup dhcp service</text:h>
                    <text:list>
                      <text:list-item>
                        <text:h text:style-name="P96" text:outline-level="4">Setup the dhcp listen interfaces in site table</text:h>
                      </text:list-item>
                    </text:list>
                  </text:list-item>
                </text:list>
              </text:list-item>
            </text:list>
          </text:list-item>
        </text:list>
        <text:p text:style-name="Code">chdef -t site dhcpinterfaces='pmanagenode|eth1'</text:p>
        <text:p text:style-name="P51"/>
        <text:list text:style-name="L1" text:continue-numbering="true">
          <text:list-item>
            <text:list text:continue-numbering="true">
              <text:list-item>
                <text:list text:continue-numbering="true">
                  <text:list-item>
                    <text:list text:continue-numbering="true">
                      <text:list-item>
                        <text:h text:style-name="P96" text:outline-level="4">[SLES] <text:s/>Check the installation of dhcp-server </text:h>
                      </text:list-item>
                    </text:list>
                  </text:list-item>
                </text:list>
              </text:list-item>
            </text:list>
          </text:list-item>
        </text:list>
        <text:p text:style-name="Default_20_Text">On the SLES management node, the dhcp-server rpm may not have been automatically installed. <text:s/>Use following command to check whether it has been installed:</text:p>
        <text:p text:style-name="Code">rpm -qa | grep -i dhcp-server</text:p>
        <text:p text:style-name="P16"/>
        <text:p text:style-name="Default_20_Text">If it is not installed, installed it manually:</text:p>
        <text:p text:style-name="P51">zypper install dhcp-server</text:p>
        <text:p text:style-name="Default_20_Text"><text:soft-page-break/></text:p>
        <text:list text:style-name="L1" text:continue-numbering="true">
          <text:list-item>
            <text:list text:continue-numbering="true">
              <text:list-item>
                <text:list text:continue-numbering="true">
                  <text:list-item>
                    <text:list text:continue-numbering="true">
                      <text:list-item>
                        <text:h text:style-name="P96" text:outline-level="4">Configure the DHCP</text:h>
                      </text:list-item>
                    </text:list>
                  </text:list-item>
                </text:list>
              </text:list-item>
            </text:list>
          </text:list-item>
        </text:list>
        <text:p text:style-name="P2">Add the relevant networks into the DHCP configuration:</text:p>
        <text:p text:style-name="Code">makedhcp -n</text:p>
        <text:p text:style-name="Code"/>
        <text:p text:style-name="P2">Add the defined node into the DHCP configuration:</text:p>
        <text:p text:style-name="Code">makedhcp -a</text:p>
        <text:p text:style-name="Code"/>
        <text:p text:style-name="P2">Restart he dhcp service:</text:p>
        <text:p text:style-name="Code">service dhcpd restart</text:p>
        <text:p text:style-name="Code"/>
        <text:p text:style-name="P7">Note: <text:s/>Please make sure there is only one dhcpd server can server these compute nodes.</text:p>
        <text:p text:style-name="P7"/>
        <text:list text:style-name="L1" text:continue-numbering="true">
          <text:list-item>
            <text:h text:outline-level="1">Install a Compute Node<text:span text:style-name="T8"> </text:span></text:h>
            <text:list>
              <text:list-item>
                <text:h text:style-name="P100" text:outline-level="2">Prepare the installation source</text:h>
              </text:list-item>
            </text:list>
          </text:list-item>
        </text:list>
        <text:p text:style-name="P2">You can use the iso file of the installed OS to extract the installation files. For example, you have a iso file /iso/RHEL5.2-Server-20080430.0-ppc-DVD.iso</text:p>
        <text:p text:style-name="Code">copycds /iso/RHEL5.2-Server-20080430.0-ppc-DVD.iso</text:p>
        <text:p text:style-name="Code"/>
        <text:p text:style-name="P7">Note: If you encounter the issue that the iso cannot be mounted by the copycds command. Make sure the SElinux is disabled.</text:p>
        <text:list text:style-name="L1" text:continue-numbering="true">
          <text:list-item>
            <text:list text:continue-numbering="true">
              <text:list-item>
                <text:h text:style-name="P100" text:outline-level="2">Statefull Node installation</text:h>
                <text:list>
                  <text:list-item>
                    <text:h text:outline-level="3">Customize the installation profile</text:h>
                  </text:list-item>
                </text:list>
              </text:list-item>
            </text:list>
          </text:list-item>
        </text:list>
        <text:p text:style-name="P2">xCAT uses KickStart or AutoYaST installation profile and related installation scripts to complete the installation and configuration of the compute node.</text:p>
        <text:p text:style-name="P2">You can find the template and sample profiles in following directories:</text:p>
        <text:p text:style-name="Code">/opt/xcat/share/xcat/install/&lt;os&gt;/</text:p>
        <text:p text:style-name="P51"/>
        <text:p text:style-name="P2">Commonly for installing the ppc64 compute node, you can use the compute.ppc64 profile.</text:p>
        <text:p text:style-name="P2"/>
        <text:p text:style-name="P2">If you want to customize the profile for compute node like &lt;profile&gt;.ppc64, you can copy the compute.ppc64 to the following directory, and make your modification base on it.</text:p>
        <text:p text:style-name="P20">/install/custom/install/&lt;os&gt;/</text:p>
        <text:p text:style-name="P46"/>
        <text:p text:style-name="P2">Note: The profile name in the &lt;profile&gt; can be set to certain compute node by following command:</text:p>
        <text:p text:style-name="P29">chdef -t node -o pnode1 profile=&lt;profile&gt;</text:p>
        <text:list text:style-name="L1" text:continue-numbering="true">
          <text:list-item>
            <text:list text:continue-numbering="true">
              <text:list-item>
                <text:list text:continue-numbering="true">
                  <text:list-item>
                    <text:list text:continue-numbering="true">
                      <text:list-item>
                        <text:h text:style-name="P97" text:outline-level="4">Install the specific packages</text:h>
                      </text:list-item>
                    </text:list>
                  </text:list-item>
                </text:list>
              </text:list-item>
            </text:list>
          </text:list-item>
        </text:list>
        <text:p text:style-name="P2">If you want to install the specific package like specific.rpm onto the compute node, <text:s/>copy the specific.rpm into the following directory:</text:p>
        <text:p text:style-name="P38">/install/post/otherpkgs/&lt;os&gt;/&lt;arch&gt;</text:p>
        <text:p text:style-name="P31"/>
        <text:list text:style-name="L1" text:continue-numbering="true">
          <text:list-item>
            <text:list text:continue-numbering="true">
              <text:list-item>
                <text:list text:continue-numbering="true">
                  <text:list-item>
                    <text:list text:continue-numbering="true">
                      <text:list-item>
                        <text:h text:style-name="P96" text:outline-level="4"><text:soft-page-break/>[SLES 11]: <text:s/>Add the stunnel rpm from xCAT deps tarball</text:h>
                      </text:list-item>
                    </text:list>
                  </text:list-item>
                </text:list>
              </text:list-item>
            </text:list>
          </text:list-item>
        </text:list>
        <text:p text:style-name="P57">XCAT requires the stunnel rpm to be installed on the nodes to agent the transport between <text:s/>nodes and management node. <text:s/>The stunnel rpm is not shipped with SLES11, so you need to download the package and put it into the installation directory.</text:p>
        <text:p text:style-name="P57"/>
        <text:p text:style-name="P57">You can get the stunnle package for SLES11 from here:</text:p>
        <text:p text:style-name="P28">http://xcat.sourceforge.net/yum/xcat-dep/sles11/ppc64 </text:p>
        <text:p text:style-name="P58"/>
        <text:p text:style-name="P52">mkdir -p /install/post/otherpkgs/sles11/ppc64</text:p>
        <text:p text:style-name="P30">copy the stunnel package to the /install/post/otherpkgs/sles11/ppc64</text:p>
        <text:p text:style-name="P64"/>
        <text:list text:style-name="L1" text:continue-numbering="true">
          <text:list-item>
            <text:list text:continue-numbering="true">
              <text:list-item>
                <text:list text:continue-numbering="true">
                  <text:list-item>
                    <text:h text:outline-level="3">Set the node status to ready for installation</text:h>
                  </text:list-item>
                </text:list>
              </text:list-item>
            </text:list>
          </text:list-item>
        </text:list>
        <text:p text:style-name="Code">nodeset pnode1 install</text:p>
        <text:list text:style-name="L1" text:continue-numbering="true">
          <text:list-item>
            <text:list text:continue-numbering="true">
              <text:list-item>
                <text:list text:continue-numbering="true">
                  <text:list-item>
                    <text:h text:style-name="P79" text:outline-level="3">Use network boot to start the installation</text:h>
                  </text:list-item>
                </text:list>
              </text:list-item>
            </text:list>
          </text:list-item>
        </text:list>
        <text:p text:style-name="Code">rnetboot pnode1</text:p>
        <text:list text:style-name="L1" text:continue-numbering="true">
          <text:list-item>
            <text:list text:continue-numbering="true">
              <text:list-item>
                <text:list text:continue-numbering="true">
                  <text:list-item>
                    <text:h text:style-name="P79" text:outline-level="3">Check the installation results</text:h>
                  </text:list-item>
                </text:list>
              </text:list-item>
            </text:list>
          </text:list-item>
        </text:list>
        <text:p text:style-name="P41">1. Check that ssh service on the node is working and you can login without <text:s/>password</text:p>
        <text:p text:style-name="P41">2. If ssh is working but cannot login without password, force exchange the ssh key to the compute node using xdsh:</text:p>
        <text:p>xdsh pnode1 -K</text:p>
        <text:p text:style-name="P44"/>
        <text:p text:style-name="P2">After exchanging ssh key, following command should work.</text:p>
        <text:p>xdsh pnode1 date </text:p>
        <text:list text:style-name="L1" text:continue-numbering="true">
          <text:list-item>
            <text:list text:continue-numbering="true">
              <text:list-item>
                <text:h text:outline-level="2">Stateless<text:span text:style-name="T9"> </text:span>node installation</text:h>
                <text:list>
                  <text:list-item>
                    <text:h text:outline-level="3">Generate the stateless image for compute node</text:h>
                  </text:list-item>
                </text:list>
              </text:list-item>
            </text:list>
          </text:list-item>
        </text:list>
        <text:p text:style-name="P2">Typically, you can build your stateless compute node image on the Management Node if it will have the same OS and architecture with the node. If you need another OS image or architecture than the OS installed on the Management Node, <text:s/>you will need <text:s/>a machine that <text:s/>meets the OS and architecture you want for <text:s/>the image and create the image on that node. </text:p>
        <text:list text:style-name="L1" text:continue-numbering="true">
          <text:list-item>
            <text:list text:continue-numbering="true">
              <text:list-item>
                <text:list text:continue-numbering="true">
                  <text:list-item>
                    <text:list text:continue-numbering="true">
                      <text:list-item>
                        <text:h text:style-name="P96" text:outline-level="4">Make the <text:span text:style-name="T9">compute</text:span> node packaging list</text:h>
                      </text:list-item>
                    </text:list>
                  </text:list-item>
                </text:list>
              </text:list-item>
            </text:list>
          </text:list-item>
        </text:list>
        <text:p text:style-name="P34">If you want to exclude certain package, add it into the following exlist file:</text:p>
        <text:p>/install/custom/install/&lt;os&gt;/&lt;profile&gt;.exlist</text:p>
        <text:p text:style-name="P45"/>
        <text:p text:style-name="P65">Add the packages name that need to be installed on the stateless node into the pkglist file</text:p>
        <text:p>/install/custom/install/&lt;os&gt;/&lt;profile&gt;.pkglist </text:p>
        <text:p text:style-name="P5">[RH]:</text:p>
        <text:p text:style-name="P13">Add following packages name into the &lt;profile&gt;.pkglist</text:p>
        <text:p><text:s text:c="4"/>bash</text:p>
        <text:p text:style-name="P44"><text:s text:c="4"/>nfs-utils</text:p>
        <text:p text:style-name="P44"><text:s text:c="4"/>stunnel</text:p>
        <text:p text:style-name="P44"><text:s text:c="4"/>dhclient</text:p>
        <text:p text:style-name="P44"><text:s text:c="4"/>kernel</text:p>
        <text:p text:style-name="P44"><text:soft-page-break/><text:s text:c="4"/>openssh-server</text:p>
        <text:p text:style-name="P44"><text:s text:c="4"/>openssh-clients</text:p>
        <text:p text:style-name="P44"><text:s text:c="4"/>busybox-anaconda</text:p>
        <text:p text:style-name="P44"><text:s text:c="4"/>wget</text:p>
        <text:p text:style-name="P44"><text:s text:c="4"/>vim-minimal</text:p>
        <text:p text:style-name="P44"><text:s text:c="4"/>ntp</text:p>
        <text:p text:style-name="P44"/>
        <text:p text:style-name="P2">You can add any other packages that you want to install on your compute node. <text:s/>For example, if you want to have userids with passwords you should add the following:</text:p>
        <text:p><text:s text:c="4"/>cracklib</text:p>
        <text:p text:style-name="P44"><text:s text:c="4"/>libuser</text:p>
        <text:p text:style-name="P44"><text:s text:c="4"/>passwd</text:p>
        <text:p text:style-name="P45"/>
        <text:p text:style-name="P5">[SLES11]:</text:p>
        <text:p text:style-name="P13">Add following packages name into the &lt;profile&gt;.pkglist</text:p>
        <text:p><text:s text:c="4"/>aaa_base</text:p>
        <text:p text:style-name="P44"><text:s text:c="4"/>bash</text:p>
        <text:p text:style-name="P44"><text:s text:c="4"/>nfs-utils</text:p>
        <text:p text:style-name="P44"><text:s text:c="4"/>dhcpcd</text:p>
        <text:p text:style-name="P44"><text:s text:c="4"/>kernel-ppc64</text:p>
        <text:p text:style-name="P44"><text:s text:c="4"/>openssh</text:p>
        <text:p text:style-name="P44"><text:s text:c="4"/>psmisc</text:p>
        <text:p text:style-name="P44"><text:s text:c="4"/>wget</text:p>
        <text:p text:style-name="P44"><text:s text:c="4"/>sysconfig</text:p>
        <text:p text:style-name="P44"><text:s text:c="4"/>syslog-ng</text:p>
        <text:p text:style-name="P44"><text:s text:c="4"/>klogd</text:p>
        <text:p text:style-name="P44"><text:s text:c="4"/>vim</text:p>
        <text:p text:style-name="P66"/>
        <text:p text:style-name="P13">Add following package name into the &lt;profile&gt;.otherpkgs.pkglist</text:p>
        <text:p><text:s text:c="4"/>stunnel</text:p>
        <text:p text:style-name="P44"/>
        <text:p text:style-name="P21">Since SLES11 does not ship the stunnle package, you need to download it and copy it to /install/post/otherpkgs/sles11/ppc64.</text:p>
        <text:p text:style-name="P21"/>
        <text:p text:style-name="P63">You can get the stunnle package for SLES11 from here:</text:p>
        <text:p text:style-name="P28">http://xcat.sourceforge.net/yum/xcat-dep/sles11/ppc64 </text:p>
        <text:p text:style-name="P58"/>
        <text:p text:style-name="P52">mkdir -p /install/post/otherpkgs/sles11/ppc64</text:p>
        <text:p text:style-name="P47">copy the stunnel package to the /install/post/otherpkgs/sles11/ppc64</text:p>
        <text:list text:style-name="L1" text:continue-numbering="true">
          <text:list-item>
            <text:list text:continue-numbering="true">
              <text:list-item>
                <text:list text:continue-numbering="true">
                  <text:list-item>
                    <text:list text:continue-numbering="true">
                      <text:list-item>
                        <text:h text:style-name="P96" text:outline-level="4">Run image generation</text:h>
                      </text:list-item>
                    </text:list>
                  </text:list-item>
                </text:list>
              </text:list-item>
            </text:list>
          </text:list-item>
        </text:list>
        <text:p text:style-name="P5">[RHEL]:</text:p>
        <text:p text:style-name="Code">cd /opt/xcat/share/xcat/netboot/rh</text:p>
        <text:p text:style-name="Code">./genimage -i eth0 -n ibmveth -o rhels5.2 -p compute</text:p>
        <text:p text:style-name="Code"/>
        <text:p text:style-name="P5">[SLES11]:</text:p>
        <text:p text:style-name="P32">cd /opt/xcat/share/xcat/netboot/sles </text:p>
        <text:p text:style-name="P49">./genimage -i eth0 -n ibmveth -o sles11 -p compute </text:p>
        <text:p text:style-name="P36"/>
        <text:list text:style-name="L1" text:continue-numbering="true">
          <text:list-item>
            <text:list text:continue-numbering="true">
              <text:list-item>
                <text:list text:continue-numbering="true">
                  <text:list-item>
                    <text:list text:continue-numbering="true">
                      <text:list-item>
                        <text:h text:style-name="P96" text:outline-level="4">Pack the image</text:h>
                      </text:list-item>
                    </text:list>
                  </text:list-item>
                </text:list>
              </text:list-item>
            </text:list>
          </text:list-item>
        </text:list>
        <text:p text:style-name="P5">[RHEL]:</text:p>
        <text:p text:style-name="Code">packimage -o rhels5.2 -p compute -a ppc64</text:p>
        <text:p text:style-name="P5"><text:soft-page-break/>[SLES]:</text:p>
        <text:p text:style-name="Code">packimage -o sles11 -p compute -a ppc64</text:p>
        <text:list text:style-name="L1" text:continue-numbering="true">
          <text:list-item>
            <text:list text:continue-numbering="true">
              <text:list-item>
                <text:list text:continue-numbering="true">
                  <text:list-item>
                    <text:h text:style-name="P79" text:outline-level="3">Set the node status ready for network boot</text:h>
                  </text:list-item>
                </text:list>
              </text:list-item>
            </text:list>
          </text:list-item>
        </text:list>
        <text:p text:style-name="Code">nodeset pnode2 netboot</text:p>
        <text:list text:style-name="L1" text:continue-numbering="true">
          <text:list-item>
            <text:list text:continue-numbering="true">
              <text:list-item>
                <text:list text:continue-numbering="true">
                  <text:list-item>
                    <text:h text:style-name="P79" text:outline-level="3">Use network boot to start the installation</text:h>
                  </text:list-item>
                </text:list>
              </text:list-item>
            </text:list>
          </text:list-item>
        </text:list>
        <text:p text:style-name="Code">rnetboot pnode2</text:p>
        <text:list text:style-name="L1" text:continue-numbering="true">
          <text:list-item>
            <text:list text:continue-numbering="true">
              <text:list-item>
                <text:list text:continue-numbering="true">
                  <text:list-item>
                    <text:h text:style-name="P79" text:outline-level="3"><text:span text:style-name="T9">C</text:span>heck the installation result</text:h>
                  </text:list-item>
                </text:list>
              </text:list-item>
            </text:list>
          </text:list-item>
        </text:list>
        <text:p text:style-name="P33">1. Check that ssh service on the node is working and you can login without <text:s/>password</text:p>
        <text:p text:style-name="P41">2. If ssh is working but cannot login without password, force exchange the ssh key to the compute node using xdsh:</text:p>
        <text:p>xdsh pnode1 -K</text:p>
        <text:p text:style-name="P44"/>
        <text:p text:style-name="P2">After exchanging ssh key, following command should work.</text:p>
        <text:p text:style-name="P48">xdsh pnode1 date</text:p>
        <text:p text:style-name="P48"/>
        <text:p text:style-name="P48"/>
        <text:list text:style-name="L1" text:continue-numbering="true">
          <text:list-item>
            <text:h text:style-name="P77" text:outline-level="1">Firmware upgrade</text:h>
            <text:list>
              <text:list-item>
                <text:h text:style-name="P104" text:outline-level="2">Requirements</text:h>
              </text:list-item>
            </text:list>
          </text:list-item>
        </text:list>
        <text:p text:style-name="P12">POWER5 and POWER6 <text:s/>Licensed Internal Code updates must meet <text:s/>the following prerequisites:</text:p>
        <text:list text:style-name="L1" text:continue-numbering="true">
          <text:list-item>
            <text:list text:continue-numbering="true">
              <text:list-item>
                <text:list text:continue-numbering="true">
                  <text:list-item>
                    <text:h text:outline-level="3">Enable the HMC to allow remote ssh connections.</text:h>
                  </text:list-item>
                </text:list>
              </text:list-item>
            </text:list>
          </text:list-item>
        </text:list>
        <text:p text:style-name="P4">[AIX]</text:p>
        <text:p text:style-name="P12">Ensure that ssh is installed on the AIX xCAT management node. If you are using an AIX management node, make sure the value of "useSSHonAIX" <text:s/>is “yes” in the site table.</text:p>
        <text:p text:style-name="P12">chtab <text:s/>key="useSSHonAIX" site.value=yes</text:p>
        <text:list text:style-name="L1" text:continue-numbering="true">
          <text:list-item>
            <text:list text:continue-numbering="true">
              <text:list-item>
                <text:list text:continue-numbering="true">
                  <text:list-item>
                    <text:h text:style-name="P79" text:outline-level="3">Define the necessary attributes</text:h>
                  </text:list-item>
                </text:list>
              </text:list-item>
            </text:list>
          </text:list-item>
        </text:list>
        <text:p text:style-name="P12">The Lpar , CEC, or BPA has been defined in the nodelist, nodehm, nodetype, vpd, ppc tables.</text:p>
        <text:list text:style-name="L1" text:continue-numbering="true">
          <text:list-item>
            <text:list text:continue-numbering="true">
              <text:list-item>
                <text:list text:continue-numbering="true">
                  <text:list-item>
                    <text:h text:style-name="P79" text:outline-level="3">Define the HMC as a node</text:h>
                  </text:list-item>
                </text:list>
              </text:list-item>
            </text:list>
          </text:list-item>
        </text:list>
        <text:p text:style-name="P12">Define the HMC as a node on the management node. For example,</text:p>
        <text:p text:style-name="P18">nodeadd <text:s/>hmc01.clusters.com groups=hmc</text:p>
        <text:list text:style-name="L1" text:continue-numbering="true">
          <text:list-item>
            <text:list text:continue-numbering="true">
              <text:list-item>
                <text:list text:continue-numbering="true">
                  <text:list-item>
                    <text:h text:style-name="P79" text:outline-level="3">Setup SSH connection to HMC</text:h>
                  </text:list-item>
                </text:list>
              </text:list-item>
            </text:list>
          </text:list-item>
        </text:list>
        <text:p text:style-name="P12">Run the rspconfig command to set up and generate the ssh keys on the xCAT management node and transfer the public key to the HMC. You must also manually configure the HMC to allow remote ssh connections. For example:</text:p>
        <text:p text:style-name="P18">rspconfig hmc01.clusters.com sshcfg=enable</text:p>
        <text:list text:style-name="L1" text:continue-numbering="true">
          <text:list-item>
            <text:list text:continue-numbering="true">
              <text:list-item>
                <text:list text:continue-numbering="true">
                  <text:list-item>
                    <text:h text:style-name="P79" text:outline-level="3"><text:soft-page-break/>Get the Microcode update package and associated XML file</text:h>
                  </text:list-item>
                </text:list>
              </text:list-item>
            </text:list>
          </text:list-item>
        </text:list>
        <text:p text:style-name="P50">Download the Microcode update package and associated XML file from the IBM Web site: <text:a xlink:type="simple" xlink:href="http://www14.software.ibm.com/webapp/set2/firmware/gjsn">http://www14.software.ibm.com/webapp/set2/firmware/gjsn</text:a>. </text:p>
        <text:p text:style-name="P50"/>
        <text:list text:style-name="L1" text:continue-numbering="true">
          <text:list-item>
            <text:list text:continue-numbering="true">
              <text:list-item>
                <text:h text:style-name="P99" text:outline-level="2">Perform Firmware upgrade for CEC on P5/P6</text:h>
                <text:list>
                  <text:list-item>
                    <text:h text:outline-level="3">Define the CEC as a node on the management node</text:h>
                  </text:list-item>
                </text:list>
              </text:list-item>
            </text:list>
          </text:list-item>
        </text:list>
        <text:p text:style-name="P12"/>
        <text:p text:style-name="P12">Update the xCAT required xCAT tables:</text:p>
        <text:p text:style-name="P12"/>
        <text:p text:style-name="P12">Modify the nodelist table</text:p>
        <text:p text:style-name="P18">nodeadd <text:s/>Server-m_tmp-SNs_tmp groups=hmc,all</text:p>
        <text:p text:style-name="P12"/>
        <text:p text:style-name="P12">Modify the table nodehm</text:p>
        <text:p text:style-name="P18">chtab node="Server-m_tmp-SNs_tmp" nodehm.mgt="hmc"</text:p>
        <text:p text:style-name="P12"/>
        <text:p text:style-name="P12">Modify the table nodetype:</text:p>
        <text:p text:style-name="P18">chtab node="Server-m_tmp-SNs_tmp" nodetype.nodetype="fsp"</text:p>
        <text:p text:style-name="P12"/>
        <text:p text:style-name="P12">Modify the table ppc:</text:p>
        <text:p text:style-name="P18">chtab node="Server-m_tmp-SNs_tmp" ppc.hcp= hmc01.clusters.com</text:p>
        <text:p text:style-name="P12"/>
        <text:p text:style-name="P12">Modify the tab vpd:</text:p>
        <text:p text:style-name="P18">chtab node=Server-m_tmp-SNs_tmp vpd.serial=s_tmp vpd.mtm=m_tmp</text:p>
        <text:p text:style-name="P12"/>
        <text:p text:style-name="P12">Set the <text:s/>account of the HMC(Modify the ppchcp):</text:p>
        <text:p text:style-name="P18">chtab hcp=hmc01.clusters.com <text:s/>ppchcp.username=hscroot ppchcp.password=abc123</text:p>
        <text:p text:style-name="P12"/>
        <text:list text:style-name="L1" text:continue-numbering="true">
          <text:list-item>
            <text:list text:continue-numbering="true">
              <text:list-item>
                <text:list text:continue-numbering="true">
                  <text:list-item>
                    <text:h text:outline-level="3">Setup SSH connection to HMC</text:h>
                  </text:list-item>
                </text:list>
              </text:list-item>
            </text:list>
          </text:list-item>
        </text:list>
        <text:p text:style-name="P12">Generate the ssh keys on the xCAT management node and transfer the public key to the HMC to configure the HMC to allow remote ssh connections.</text:p>
        <text:p text:style-name="P18">rspconfig hmc01.clusters.com sshcfg=enable</text:p>
        <text:p text:style-name="P12"/>
        <text:list text:style-name="L1" text:continue-numbering="true">
          <text:list-item>
            <text:list text:continue-numbering="true">
              <text:list-item>
                <text:list text:continue-numbering="true">
                  <text:list-item>
                    <text:h text:style-name="P95" text:outline-level="3">Check firmware level</text:h>
                  </text:list-item>
                </text:list>
              </text:list-item>
            </text:list>
          </text:list-item>
        </text:list>
        <text:p text:style-name="P18">rinv Server-m_tmp-SNs_tmp firm</text:p>
        <text:p text:style-name="P12"/>
        <text:list text:style-name="L1" text:continue-numbering="true">
          <text:list-item>
            <text:list text:continue-numbering="true">
              <text:list-item>
                <text:list text:continue-numbering="true">
                  <text:list-item>
                    <text:h text:style-name="P79" text:outline-level="3">Update the firmware</text:h>
                  </text:list-item>
                </text:list>
              </text:list-item>
            </text:list>
          </text:list-item>
        </text:list>
        <text:p text:style-name="P12"/>
        <text:p text:style-name="P12"><text:soft-page-break/>Download the Microcode update package and associated XML file from the IBM Web site: <text:a xlink:type="simple" xlink:href="http://www14.software.ibm.com/webapp/set2/firmware/gjsn">http://www14.software.ibm.com/webapp/set2/firmware/gjsn</text:a>. Create the /tmp/fw directory, if necessary, and copy the downloaded files to the /tmp/fw directory.</text:p>
        <text:p text:style-name="P12"/>
        <text:p text:style-name="P12">Run the rflash command with <text:s/>the --activate flag to specify the update mode to perform the updates.（Please see the “rflash” manpage for more information）</text:p>
        <text:p text:style-name="P18">rflash Server-m_tmp-SNs_tmp <text:s/>-p /tmp/fw --activate disruptive</text:p>
        <text:p text:style-name="P12"/>
        <text:p text:style-name="P12">NOTE:You Need check your update is concurrent or disruptive here!! other commands sample:</text:p>
        <text:p text:style-name="P18">rflash Server-m_tmp-SNs_tmp <text:s/>-p /tmp/fw --activate concurrent</text:p>
        <text:p text:style-name="P12"/>
        <text:p text:style-name="P7">Notes:</text:p>
        <text:p text:style-name="P7">1)If the noderange is the group lpar, the upgrade steps are the same as the CEC's.</text:p>
        <text:p text:style-name="P7">2)System p5 and p6 updates can require time to complete and there is no visual indication that the command is proceeding.</text:p>
        <text:p text:style-name="P12"/>
        <text:list text:style-name="L1" text:continue-numbering="true">
          <text:list-item>
            <text:list text:continue-numbering="true">
              <text:list-item>
                <text:h text:style-name="P102" text:outline-level="2">Perform Firmware upgrades for BPA on P5/P6</text:h>
              </text:list-item>
            </text:list>
          </text:list-item>
        </text:list>
        <text:p text:style-name="P12"/>
        <text:list text:style-name="L1" text:continue-numbering="true">
          <text:list-item>
            <text:list text:continue-numbering="true">
              <text:list-item>
                <text:list text:continue-numbering="true">
                  <text:list-item>
                    <text:h text:style-name="P79" text:outline-level="3">Define the BPA as a node on the management node</text:h>
                  </text:list-item>
                </text:list>
              </text:list-item>
            </text:list>
          </text:list-item>
        </text:list>
        <text:p text:style-name="P12"/>
        <text:p text:style-name="P12">Update the xCAT tables:</text:p>
        <text:p text:style-name="P12"/>
        <text:p text:style-name="P12">Modify the nodelist table. Define the BPA as a node</text:p>
        <text:p text:style-name="P18">nodeadd <text:s/>Server-m_tmps_tmp groups=hmc,all</text:p>
        <text:p text:style-name="P12"/>
        <text:p text:style-name="P12">Modify the table nodehm</text:p>
        <text:p text:style-name="P18">chtab node="Server-m_tmps_tmp" <text:s/>nodehm.mgt="hmc"</text:p>
        <text:p text:style-name="P12"/>
        <text:p text:style-name="P12">Modify the table nodetype:</text:p>
        <text:p text:style-name="P18">chtab node="Server-m_tmps_tmp" <text:s/>nodetype.nodetype="fsp"</text:p>
        <text:p text:style-name="P12"/>
        <text:p text:style-name="P12">Modify the table ppc:</text:p>
        <text:p text:style-name="P18">chtab node="Server-m_tmps_tmp" <text:s/>ppc.hcp= hmc01.clusters.com ppc.id=x</text:p>
        <text:p text:style-name="P12"/>
        <text:p text:style-name="P12">Modify the tab vpd:</text:p>
        <text:p text:style-name="P18">chtab node=Server-m_tmps_tmp <text:s/>vpd.serial=s_tmp vpd.mtm=m_tmp</text:p>
        <text:p text:style-name="P12"/>
        <text:p text:style-name="P12">Set the <text:s/>account of the HMC(Modify the ppchcp):</text:p>
        <text:p text:style-name="P18">chtab hcp=hmc01.clusters.com <text:s/>ppchcp.username=hscroot ppchcp.password=abc123</text:p>
        <text:p text:style-name="P12"/>
        <text:list text:style-name="L1" text:continue-numbering="true">
          <text:list-item>
            <text:list text:continue-numbering="true">
              <text:list-item>
                <text:list text:continue-numbering="true">
                  <text:list-item>
                    <text:h text:style-name="P79" text:outline-level="3"><text:soft-page-break/>Setup SSH connection to HMC</text:h>
                  </text:list-item>
                </text:list>
              </text:list-item>
            </text:list>
          </text:list-item>
        </text:list>
        <text:p text:style-name="P12">Generate the ssh keys on the xCAT management node and transfer the public key to the HMC to configure the HMC to allow remote ssh connections.</text:p>
        <text:p text:style-name="P19">rspconfig hmc01.clusters.com sshcfg=enable</text:p>
        <text:p text:style-name="P12"/>
        <text:list text:style-name="L1" text:continue-numbering="true">
          <text:list-item>
            <text:list text:continue-numbering="true">
              <text:list-item>
                <text:list text:continue-numbering="true">
                  <text:list-item>
                    <text:h text:style-name="P79" text:outline-level="3">User rinv to check the firmware level ( see rinv manpage)</text:h>
                  </text:list-item>
                </text:list>
              </text:list-item>
            </text:list>
          </text:list-item>
        </text:list>
        <text:p text:style-name="P18">rinv <text:s/>Server-m_tmps_tmp <text:s/>firm</text:p>
        <text:p text:style-name="P12"/>
        <text:list text:style-name="L1" text:continue-numbering="true">
          <text:list-item>
            <text:list text:continue-numbering="true">
              <text:list-item>
                <text:list text:continue-numbering="true">
                  <text:list-item>
                    <text:h text:style-name="P79" text:outline-level="3">Update the firmware</text:h>
                  </text:list-item>
                </text:list>
              </text:list-item>
            </text:list>
          </text:list-item>
        </text:list>
        <text:p text:style-name="P12">Download he Microcode update package and associated XML file from the IBM Web site:</text:p>
        <text:p text:style-name="P12"><text:s text:c="13"/><text:a xlink:type="simple" xlink:href="http://www14.software.ibm.com/webapp/set2/firmware/gjsn">http://www14.software.ibm.com/webapp/set2/firmware/gjsn</text:a></text:p>
        <text:p text:style-name="P12">Create the /tmp/fw directory, if necessary, and copy the downloaded files to the /tmp/fw directory.</text:p>
        <text:p text:style-name="P12"/>
        <text:p text:style-name="P12">Run the rflash command with <text:s/>the --activate flag to specify the update mode to perform the updates.</text:p>
        <text:p text:style-name="P18">rflash Server-m_tmps_tmp <text:s/>-p /tmp/fw --activate disruptive</text:p>
        <text:p text:style-name="P12"/>
        <text:p text:style-name="P9">NOTE:You Need check your update is concurrent or disruptive here!! other commands sample:</text:p>
        <text:p text:style-name="P18">rflash Server-m_tmps_tmp <text:s/>-p /tmp/fw --activate concurrent</text:p>
        <text:p text:style-name="P12"/>
        <text:list text:style-name="L1" text:continue-numbering="true">
          <text:list-item>
            <text:list text:continue-numbering="true">
              <text:list-item>
                <text:h text:style-name="P102" text:outline-level="2">Commit currently activated LIC update(copy T to P) for a CEC/BPA on p5/p6</text:h>
              </text:list-item>
            </text:list>
          </text:list-item>
        </text:list>
        <text:p text:style-name="P12"/>
        <text:list text:style-name="L1" text:continue-numbering="true">
          <text:list-item>
            <text:list text:continue-numbering="true">
              <text:list-item>
                <text:list text:continue-numbering="true">
                  <text:list-item>
                    <text:h text:style-name="P79" text:outline-level="3">Check firmware level</text:h>
                  </text:list-item>
                </text:list>
              </text:list-item>
            </text:list>
          </text:list-item>
        </text:list>
        <text:p text:style-name="P12">Refer to the environment setup in the section 'Firmware upgrade for CEC on P5/P6' to make sure the firmware version is correct.</text:p>
        <text:p text:style-name="P12"/>
        <text:list text:style-name="L1" text:continue-numbering="true">
          <text:list-item>
            <text:list text:continue-numbering="true">
              <text:list-item>
                <text:list text:continue-numbering="true">
                  <text:list-item>
                    <text:h text:style-name="P79" text:outline-level="3">Commit the firmware LIC</text:h>
                  </text:list-item>
                </text:list>
              </text:list-item>
            </text:list>
          </text:list-item>
        </text:list>
        <text:p text:style-name="P12">Run the rflash command with the –commit flag.</text:p>
        <text:p text:style-name="P18">rflash <text:s/>Server-m_tmp-SNs_tmp --commit</text:p>
        <text:p text:style-name="P12"/>
        <text:p text:style-name="P9">Notes:</text:p>
        <text:p text:style-name="P9">(1)If the noderange is Lpar, the commit steps are the same as the CEC's.</text:p>
        <text:p text:style-name="P9">(2) When the –commit <text:s/>or --recover two flags is used, the noderange cannot be <text:s/>BPA . <text:s/>It only can be CEC or LPAR ,and <text:s/>will take effect for both managed systems and power subsystems.</text:p>
        <text:p text:style-name="P12"/>
        <text:p text:style-name="P23"/>
        <text:p text:style-name="P22"><text:soft-page-break/></text:p>
        <text:p text:style-name="P22"/>
        <text:p text:style-name="P2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ymbol" svg:font-family="Symbol" style:font-family-generic="roman" style:font-pitch="variable" style:font-charset="x-symbol"/>
    <style:font-face style:name="OpenSymbol" svg:font-family="OpenSymbol"/>
    <style:font-face style:name="Courier" svg:font-family="Courier, 'Courier New'" style:font-family-generic="modern"/>
    <style:font-face style:name="Courier New" svg:font-family="'Courier New'" style:font-family-generic="modern" style:font-pitch="fixed"/>
    <style:font-face style:name="宋体1" svg:font-family="宋体, SimSun" style:font-pitch="variable"/>
    <style:font-face style:name="Cambria" svg:font-family="Cambria" style:font-family-generic="roman" style:font-pitch="variable"/>
    <style:font-face style:name="Times New Roman" svg:font-family="'Times New Roman'" style:font-family-generic="roman" style:font-pitch="variable"/>
    <style:font-face style:name="Times New Roman1" svg:font-family="'Times New Roman'" style:font-adornments="粗体" style:font-family-generic="roman" style:font-pitch="variable"/>
    <style:font-face style:name="Arial" svg:font-family="Arial" style:font-family-generic="swiss" style:font-pitch="variable"/>
    <style:font-face style:name="Calibri" svg:font-family="Calibri, 'Century Gothic'" style:font-family-generic="swiss" style:font-pitch="variable"/>
    <style:font-face style:name="Helv" svg:font-family="Helv, Helvetica" style:font-family-generic="swiss" style:font-pitch="variable"/>
    <style:font-face style:name="Helvetica" svg:font-family="Helvetica, Arial" style:font-family-generic="swiss" style:font-pitch="variable"/>
    <style:font-face style:name="Tahoma" svg:font-family="Tahoma" style:font-family-generic="swiss" style:font-pitch="variable"/>
    <style:font-face style:name="Tahoma1" svg:font-family="Tahoma" style:font-family-generic="system" style:font-pitch="variable"/>
    <style:font-face style:name="宋体" svg:font-family="宋体"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宋体"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start" style:justify-single-word="false" fo:orphans="2" fo:widows="2" fo:hyphenation-ladder-count="no-limit" style:page-number="auto" fo:background-color="transparent" style:shadow="none" style:punctuation-wrap="simple" style:writing-mode="lr-tb">
        <style:background-image/>
      </style:paragraph-properties>
      <style:text-properties style:use-window-font-color="true" style:font-name="Calibri" fo:font-size="12pt" fo:language="en" fo:country="US" style:font-name-asian="宋体1" style:font-size-asian="12pt" style:font-name-complex="Calibri" style:font-size-complex="12pt" style:language-complex="en" style:country-complex="US"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 style:font-size-asian="14pt" style:font-name-complex="Tahoma1" style:font-size-complex="14pt"/>
    </style:style>
    <style:style style:name="Text_20_body" style:display-name="Text body" style:family="paragraph" style:parent-style-name="Standard" style:auto-update="true" style:class="text">
      <style:paragraph-properties fo:margin-top="0cm" fo:margin-bottom="0.212cm"/>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style>
    <style:style style:name="Heading_20_1" style:display-name="Heading 1" style:family="paragraph" style:next-style-name="Standard" style:class="text" style:default-outline-level="1">
      <style:paragraph-properties fo:margin-left="0cm" fo:margin-right="0cm" fo:margin-top="0.423cm" fo:margin-bottom="0.106cm" fo:orphans="2" fo:widows="2" fo:hyphenation-ladder-count="no-limit" fo:text-indent="0cm" style:auto-text-indent="false" fo:keep-with-next="always"/>
      <style:text-properties style:use-window-font-color="true" style:font-name="Times New Roman" fo:font-size="16pt" fo:language="en" fo:country="US" fo:font-weight="bold" style:letter-kerning="true" style:font-name-asian="Times New Roman" style:font-size-asian="16pt" style:font-weight-asian="bold" style:font-name-complex="Times New Roman" style:font-size-complex="16pt" style:language-complex="en" style:country-complex="US" style:font-weight-complex="bold" fo:hyphenate="false" fo:hyphenation-remain-char-count="2" fo:hyphenation-push-char-count="2"/>
    </style:style>
    <style:style style:name="Heading_20_2" style:display-name="Heading 2" style:family="paragraph" style:parent-style-name="Standard" style:next-style-name="Standard" style:class="text" style:default-outline-level="2">
      <style:paragraph-properties fo:margin-left="0cm" fo:margin-right="0cm" fo:margin-top="0.423cm" fo:margin-bottom="0.106cm" fo:text-indent="0cm" style:auto-text-indent="false" fo:keep-with-next="always"/>
      <style:text-properties style:font-name="Times New Roman" fo:font-size="14pt" fo:font-weight="bold" style:font-name-asian="Times New Roman" style:font-size-asian="14pt" style:font-weight-asian="bold" style:font-name-complex="Times New Roman" style:font-size-complex="14pt" style:font-style-complex="italic"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Times New Roman" fo:font-size="13pt" fo:font-weight="bold" style:font-name-asian="Times New Roman" style:font-size-asian="13pt" style:font-weight-asian="bold" style:font-name-complex="Times New Roman"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style:font-name="Times New Roman" fo:font-weight="bold" style:font-name-asian="Times New Roman" style:font-weight-asian="bold" style:font-name-complex="Times New Roman" style:font-size-complex="14pt" style:font-weight-complex="bold"/>
    </style:style>
    <style:style style:name="Heading_20_5" style:display-name="Heading 5" style:family="paragraph" style:parent-style-name="Standard" style:next-style-name="Standard" style:class="text" style:master-page-name="">
      <style:paragraph-properties fo:margin-left="0cm" fo:margin-right="0cm" fo:margin-top="0.423cm" fo:margin-bottom="0.106cm" fo:text-indent="0cm" style:auto-text-indent="false" style:page-number="auto" fo:background-color="transparent" style:shadow="none">
        <style:tab-stops/>
        <style:background-image/>
      </style:paragraph-properties>
      <style:text-properties style:font-name="Times New Roman1" fo:font-size="12pt" fo:font-weight="bold" style:font-name-asian="Times New Roman" style:font-size-asian="12pt" style:font-weight-asian="bold" style:font-size-complex="13pt" style:font-style-complex="italic" style:font-weight-complex="bold"/>
    </style:style>
    <style:style style:name="Heading_20_6" style:display-name="Heading 6" style:family="paragraph" style:parent-style-name="Standard" style:next-style-name="Standard" style:class="text">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0cm" fo:margin-right="0cm" fo:margin-top="0.423cm" fo:margin-bottom="0.106cm" fo:text-indent="0cm" style:auto-text-indent="false"/>
      <style:text-properties style:font-name="Cambria" fo:font-size="11pt" style:font-name-asian="宋体1" style:font-size-asian="11pt" style:font-size-complex="11pt"/>
    </style:style>
    <style:style style:name="标题2" style:family="paragraph" style:parent-style-name="Standard" style:next-style-name="Text_20_body">
      <style:paragraph-properties fo:margin-top="0.423cm" fo:margin-bottom="0.212cm" fo:keep-with-next="always"/>
      <style:text-properties style:font-name="Arial" fo:font-size="14pt" style:font-name-asian="宋体1" style:font-size-asian="14pt" style:font-name-complex="Tahoma" style:font-size-complex="14pt"/>
    </style:style>
    <style:style style:name="文字说明" style:family="paragraph" style:parent-style-name="Standard">
      <style:paragraph-properties fo:margin-top="0.212cm" fo:margin-bottom="0.212cm" text:number-lines="false" text:line-number="0"/>
      <style:text-properties style:font-name="Times New Roman" fo:font-size="10pt" fo:font-style="italic" style:font-size-asian="10pt" style:font-style-asian="italic" style:font-name-complex="Tahoma" style:font-size-complex="10pt" style:font-style-complex="italic"/>
    </style:style>
    <style:style style:name="索引" style:family="paragraph" style:parent-style-name="Standard">
      <style:paragraph-properties text:number-lines="false" text:line-number="0"/>
      <style:text-properties style:font-name="Times New Roman" style:font-name-complex="Tahoma"/>
    </style:style>
    <style:style style:name="标题1" style:family="paragraph" style:parent-style-name="Standard" style:next-style-name="Text_20_body">
      <style:paragraph-properties fo:margin-top="0.423cm" fo:margin-bottom="0.212cm" fo:keep-with-next="always"/>
      <style:text-properties style:font-name="Arial" fo:font-size="14pt" style:font-name-asian="宋体1" style:font-size-asian="14pt" style:font-name-complex="Tahoma" style:font-size-complex="14pt"/>
    </style:style>
    <style:style style:name="List_20_Paragraph" style:display-name="List Paragraph" style:family="paragraph" style:parent-style-name="Standard">
      <style:paragraph-properties fo:margin-left="1.27cm" fo:margin-right="0cm" fo:text-indent="0cm" style:auto-text-indent="false"/>
    </style:style>
    <style:style style:name="TOC_20_Heading" style:display-name="TOC Heading" style:family="paragraph" style:parent-style-name="Heading_20_1" style:next-style-name="Standard" style:list-style-name="">
      <style:paragraph-properties fo:margin-left="0cm" fo:margin-right="0cm" fo:text-indent="0cm" style:auto-text-indent="false"/>
    </style:style>
    <style:style style:name="批注框文本"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Title" style:family="paragraph" style:parent-style-name="Standard" style:next-style-name="Standard" style:class="chapter">
      <style:paragraph-properties fo:margin-top="0.423cm" fo:margin-bottom="0.106cm" fo:text-align="center" style:justify-single-word="false"/>
      <style:text-properties style:font-name="Cambria" fo:font-size="16pt" fo:font-weight="bold" style:letter-kerning="true" style:font-name-asian="宋体1" style:font-size-asian="16pt" style:font-weight-asian="bold" style:font-size-complex="16pt" style:font-weight-complex="bold"/>
    </style:style>
    <style:style style:name="Subtitle" style:family="paragraph" style:parent-style-name="Standard" style:next-style-name="Standard" style:class="chapter">
      <style:paragraph-properties fo:margin-top="0cm" fo:margin-bottom="0.106cm" fo:text-align="center" style:justify-single-word="false"/>
      <style:text-properties style:font-name="Cambria" style:font-name-asian="宋体1"/>
    </style:style>
    <style:style style:name="No_20_Spacing" style:display-name="No Spacing" style:family="paragraph" style:parent-style-name="Standard">
      <style:text-properties style:font-size-complex="16pt"/>
    </style:style>
    <style:style style:name="Quote" style:family="paragraph" style:parent-style-name="Standard" style:next-style-name="Standard">
      <style:text-properties fo:font-style="italic" style:font-style-asian="italic"/>
    </style:style>
    <style:style style:name="Intense_20_Quote" style:display-name="Intense Quote" style:family="paragraph" style:parent-style-name="Standard" style:next-style-name="Standard">
      <style:paragraph-properties fo:margin-left="1.27cm" fo:margin-right="1.27cm" fo:text-indent="0cm" style:auto-text-indent="false"/>
      <style:text-properties fo:font-style="italic" fo:font-weight="bold" style:font-style-asian="italic" style:font-weight-asian="bold" style:font-size-complex="11pt"/>
    </style:style>
    <style:style style:name="文档结构图1" style:family="paragraph" style:parent-style-name="Standard">
      <style:text-properties style:font-name="Tahoma" fo:font-size="8pt" style:font-size-asian="8pt" style:font-name-complex="Tahoma" style:font-size-complex="8pt"/>
    </style:style>
    <style:style style:name="Contents_20_1" style:display-name="Contents 1" style:family="paragraph" style:parent-style-name="Standard" style:next-style-name="Standard" style:class="index">
      <style:paragraph-properties fo:margin-top="0cm" fo:margin-bottom="0.176cm"/>
    </style:style>
    <style:style style:name="Contents_20_2" style:display-name="Contents 2" style:family="paragraph" style:parent-style-name="Standard" style:next-style-name="Standard" style:class="index">
      <style:paragraph-properties fo:margin-left="0.423cm" fo:margin-right="0cm" fo:margin-top="0cm" fo:margin-bottom="0.176cm" fo:text-indent="0cm" style:auto-text-indent="false"/>
    </style:style>
    <style:style style:name="Contents_20_3" style:display-name="Contents 3" style:family="paragraph" style:parent-style-name="Standard" style:next-style-name="Standard" style:class="index">
      <style:paragraph-properties fo:margin-left="0.847cm" fo:margin-right="0cm" fo:margin-top="0cm" fo:margin-bottom="0.176cm" fo:text-indent="0cm" style:auto-text-indent="false"/>
    </style:style>
    <style:style style:name="批注文字1" style:family="paragraph" style:parent-style-name="Standard"/>
    <style:style style:name="批注主题" style:family="paragraph" style:parent-style-name="批注文字1" style:next-style-name="批注文字1">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004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3.005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2.007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1.008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0.01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9.01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8.013cm" style:type="right" style:leader-style="dotted" style:leader-text="."/>
        </style:tab-stops>
      </style:paragraph-properties>
    </style:style>
    <style:style style:name="文档结构图2" style:family="paragraph" style:parent-style-name="Standard">
      <style:paragraph-properties fo:background-color="#000080">
        <style:background-image/>
      </style:paragraph-properties>
    </style:style>
    <style:style style:name="Default_20_Text" style:display-name="Default Text" style:family="paragraph">
      <style:paragraph-properties fo:text-align="start" style:justify-single-word="false" fo:orphans="2" fo:widows="2" fo:hyphenation-ladder-count="no-limit"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fo:hyphenate="false" fo:hyphenation-remain-char-count="2" fo:hyphenation-push-char-count="2"/>
    </style:style>
    <style:style style:name="List_20_Continue" style:display-name="List Continue" style:family="paragraph" style:parent-style-name="Default_20_Text">
      <style:paragraph-properties fo:margin-left="0.635cm" fo:margin-right="0cm" fo:margin-top="0cm" fo:margin-bottom="0.212cm" fo:text-indent="0cm" style:auto-text-indent="false"/>
    </style:style>
    <style:style style:name="List_20_Number_20_4" style:display-name="List Number 4" style:family="paragraph" style:parent-style-name="Default_20_Text">
      <style:paragraph-properties fo:margin-left="-4.445cm" fo:margin-right="0cm" fo:text-indent="0cm" style:auto-text-indent="false"/>
    </style:style>
    <style:style style:name="文档结构图" style:family="paragraph" style:parent-style-name="Standard">
      <style:paragraph-properties fo:background-color="#000080">
        <style:background-image/>
      </style:paragraph-properties>
    </style:style>
    <style:style style:name="HTML_20_预设格式" style:display-name="HTML 预设格式" style:family="paragraph" style:parent-style-name="Standard">
      <style:paragraph-properties fo:margin-left="0.847cm" fo:margin-right="0cm" fo:margin-top="0.318cm" fo:margin-bottom="0.318cm" fo:hyphenation-ladder-count="no-limit" fo:text-indent="0cm" style:auto-text-indent="false" style:punctuation-wrap="hanging">
        <style:tab-stops>
          <style:tab-stop style:position="0.769cm"/>
          <style:tab-stop style:position="2.385cm"/>
          <style:tab-stop style:position="4.001cm"/>
          <style:tab-stop style:position="5.616cm"/>
          <style:tab-stop style:position="7.232cm"/>
          <style:tab-stop style:position="8.848cm"/>
          <style:tab-stop style:position="10.463cm"/>
          <style:tab-stop style:position="12.079cm"/>
          <style:tab-stop style:position="13.695cm"/>
          <style:tab-stop style:position="15.311cm"/>
          <style:tab-stop style:position="16.926cm"/>
          <style:tab-stop style:position="18.542cm"/>
          <style:tab-stop style:position="20.158cm"/>
          <style:tab-stop style:position="21.773cm"/>
          <style:tab-stop style:position="23.389cm"/>
          <style:tab-stop style:position="25.005cm"/>
        </style:tab-stops>
      </style:paragraph-properties>
      <style:text-properties style:font-name="Courier" style:language-asian="zh" style:country-asian="CN" style:font-name-complex="宋体1" style:language-complex="ar" style:country-complex="SA"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559cm" fo:margin-right="0cm" fo:margin-top="0cm" fo:margin-bottom="0cm" fo:text-align="start" style:justify-single-word="false" fo:text-indent="-0.559cm" style:auto-text-indent="false"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WW8Num2z0" style:family="text">
      <style:text-properties style:font-name="Symbol" fo:font-size="10pt" style:font-size-asian="10pt"/>
    </style:style>
    <style:style style:name="WW8Num3z0" style:family="text">
      <style:text-properties style:font-name="Symbol" fo:font-size="10pt" style:font-size-asian="10pt"/>
    </style:style>
    <style:style style:name="默认段落字体"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默认段落字体2" style:family="text"/>
    <style:style style:name="默认段落字体1" style:family="text"/>
    <style:style style:name="标题_20_5_20_Char" style:display-name="标题 5 Char" style:family="text" style:parent-style-name="默认段落字体1">
      <style:text-properties style:font-name="Calibri" fo:font-size="12pt" fo:language="en" fo:country="US" fo:font-weight="bold" style:font-size-asian="12pt" style:font-weight-asian="bold" style:font-size-complex="13pt" style:language-complex="en" style:country-complex="US" style:font-style-complex="italic" style:font-weight-complex="bold"/>
    </style:style>
    <style:style style:name="_20_Char7" style:display-name=" Char7" style:family="text" style:parent-style-name="默认段落字体1">
      <style:text-properties fo:font-weight="bold" style:font-weight-asian="bold" style:font-weight-complex="bold"/>
    </style:style>
    <style:style style:name="_20_Char6" style:display-name=" Char6" style:family="text" style:parent-style-name="默认段落字体1">
      <style:text-properties fo:font-size="12pt" style:font-size-asian="12pt" style:font-size-complex="12pt"/>
    </style:style>
    <style:style style:name="_20_Char5" style:display-name=" Char5" style:family="text" style:parent-style-name="默认段落字体1">
      <style:text-properties fo:font-size="12pt" fo:font-style="italic" style:font-size-asian="12pt" style:font-style-asian="italic" style:font-size-complex="12pt" style:font-style-complex="italic"/>
    </style:style>
    <style:style style:name="_20_Char4" style:display-name=" Char4" style:family="text" style:parent-style-name="默认段落字体1">
      <style:text-properties style:font-name="Cambria" style:font-name-asian="宋体1"/>
    </style:style>
    <style:style style:name="Internet_20_link" style:display-name="Internet link" style:family="text" style:parent-style-name="默认段落字体1">
      <style:text-properties fo:color="#0000ff" style:text-underline-style="solid" style:text-underline-width="auto" style:text-underline-color="font-color"/>
    </style:style>
    <style:style style:name="_20_Char3" style:display-name=" Char3" style:family="text" style:parent-style-name="默认段落字体1">
      <style:text-properties style:font-name="Tahoma" fo:font-size="8pt" style:font-size-asian="8pt" style:font-name-complex="Tahoma" style:font-size-complex="8pt"/>
    </style:style>
    <style:style style:name="_20_Char2" style:display-name=" Char2" style:family="text" style:parent-style-name="默认段落字体1">
      <style:text-properties style:font-name="Cambria" fo:font-size="16pt" fo:font-weight="bold" style:letter-kerning="true" style:font-name-asian="宋体1" style:font-size-asian="16pt" style:font-weight-asian="bold" style:font-size-complex="16pt" style:font-weight-complex="bold"/>
    </style:style>
    <style:style style:name="Strong_20_Emphasis" style:display-name="Strong Emphasis" style:family="text" style:parent-style-name="默认段落字体1">
      <style:text-properties fo:font-weight="bold" style:font-weight-asian="bold" style:font-weight-complex="bold"/>
    </style:style>
    <style:style style:name="Quote_20_Char" style:display-name="Quote Char" style:family="text" style:parent-style-name="默认段落字体1">
      <style:text-properties fo:font-size="12pt" fo:font-style="italic" style:font-size-asian="12pt" style:font-style-asian="italic" style:font-size-complex="12pt"/>
    </style:style>
    <style:style style:name="Intense_20_Quote_20_Char" style:display-name="Intense Quote Char" style:family="text" style:parent-style-name="默认段落字体1">
      <style:text-properties fo:font-size="12pt" fo:font-style="italic" fo:font-weight="bold" style:font-size-asian="12pt" style:font-style-asian="italic" style:font-weight-asian="bold"/>
    </style:style>
    <style:style style:name="Subtle_20_Emphasis" style:display-name="Subtle Emphasis" style:family="text">
      <style:text-properties fo:color="#5a5a5a" fo:font-style="italic" style:font-style-asian="italic"/>
    </style:style>
    <style:style style:name="Intense_20_Emphasis" style:display-name="Intense Emphasis" style:family="text" style:parent-style-name="默认段落字体1">
      <style:text-properties fo:font-size="12pt" fo:font-style="italic" style:text-underline-style="solid" style:text-underline-width="auto" style:text-underline-color="font-color" fo:font-weight="bold" style:font-size-asian="12pt" style:font-style-asian="italic" style:font-weight-asian="bold" style:font-size-complex="12pt"/>
    </style:style>
    <style:style style:name="Subtle_20_Reference" style:display-name="Subtle Reference" style:family="text" style:parent-style-name="默认段落字体1">
      <style:text-properties fo:font-size="12pt" style:text-underline-style="solid" style:text-underline-width="auto" style:text-underline-color="font-color" style:font-size-asian="12pt" style:font-size-complex="12pt"/>
    </style:style>
    <style:style style:name="Intense_20_Reference" style:display-name="Intense Reference" style:family="text" style:parent-style-name="默认段落字体1">
      <style:text-properties fo:font-size="12pt" style:text-underline-style="solid" style:text-underline-width="auto" style:text-underline-color="font-color" fo:font-weight="bold" style:font-size-asian="12pt" style:font-weight-asian="bold"/>
    </style:style>
    <style:style style:name="Book_20_Title" style:display-name="Book Title" style:family="text" style:parent-style-name="默认段落字体1">
      <style:text-properties style:font-name="Cambria" fo:font-size="12pt" fo:font-style="italic" fo:font-weight="bold" style:font-name-asian="宋体1" style:font-size-asian="12pt" style:font-style-asian="italic" style:font-weight-asian="bold" style:font-size-complex="12pt"/>
    </style:style>
    <style:style style:name="批注引用1" style:family="text" style:parent-style-name="默认段落字体1">
      <style:text-properties fo:font-size="10.5pt" style:font-size-asian="10.5pt" style:font-size-complex="10.5pt"/>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01cm"/>
      </text:outline-level-style>
      <text:outline-level-style text:level="5" style:num-suffix="." style:num-format="1" text:display-levels="5">
        <style:list-level-properties text:min-label-width="1.75cm"/>
      </text:outline-level-style>
      <text:outline-level-style text:level="6" style:num-suffix="." style:num-format="1" text:display-levels="6">
        <style:list-level-properties text:min-label-width="2cm"/>
      </text:outline-level-style>
      <text:outline-level-style text:level="7" style:num-suffix="." style:num-format="1" text:display-levels="7">
        <style:list-level-properties text:min-label-width="2.251cm"/>
      </text:outline-level-style>
      <text:outline-level-style text:level="8" style:num-suffix="." style:num-format="1" text:display-levels="8">
        <style:list-level-properties text:min-label-width="2.501cm"/>
      </text:outline-level-style>
      <text:outline-level-style text:level="9" style:num-suffix="." style:num-format="1" text:display-levels="9">
        <style:list-level-properties text:min-label-width="2.75cm"/>
      </text:outline-level-style>
      <text:outline-level-style text:level="10" style:num-format="">
        <style:list-level-properties text:min-label-distance="0.381cm"/>
      </text:outline-level-style>
    </text:outline-style>
    <text:list-style style:name="WW8Num1">
      <text:list-level-style-number text:level="1" style:num-suffix="." style:num-format="1">
        <style:list-level-properties text:min-label-width="0.75cm"/>
      </text:list-level-style-number>
      <text:list-level-style-number text:level="2" style:num-suffix="." style:num-format="1" text:display-levels="2">
        <style:list-level-properties text:min-label-width="1cm"/>
      </text:list-level-style-number>
      <text:list-level-style-number text:level="3" style:num-suffix="." style:num-format="1" text:display-levels="3">
        <style:list-level-properties text:min-label-width="1.251cm"/>
      </text:list-level-style-number>
      <text:list-level-style-number text:level="4" style:num-suffix="." style:num-format="1" text:display-levels="4">
        <style:list-level-properties text:min-label-width="1.501cm"/>
      </text:list-level-style-number>
      <text:list-level-style-number text:level="5" style:num-suffix="." style:num-format="1" text:display-levels="5">
        <style:list-level-properties text:min-label-width="1.75cm"/>
      </text:list-level-style-number>
      <text:list-level-style-number text:level="6" style:num-suffix="." style:num-format="1" text:display-levels="6">
        <style:list-level-properties text:min-label-width="2cm"/>
      </text:list-level-style-number>
      <text:list-level-style-number text:level="7" style:num-suffix="." style:num-format="1" text:display-levels="7">
        <style:list-level-properties text:min-label-width="2.251cm"/>
      </text:list-level-style-number>
      <text:list-level-style-number text:level="8" style:num-suffix="." style:num-format="1" text:display-levels="8">
        <style:list-level-properties text:min-label-width="2.501cm"/>
      </text:list-level-style-number>
      <text:list-level-style-number text:level="9" style:num-suffix="." style:num-format="1" text:display-levels="9">
        <style:list-level-properties text:min-label-width="2.75cm"/>
      </text:list-level-style-number>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style:font-name="Symbol"/>
      </text:list-level-style-bullet>
      <text:list-level-style-bullet text:level="2" text:style-name="WW8Num2z0" style:num-suffix="." text:bullet-char="">
        <style:list-level-properties text:space-before="1.905cm" text:min-label-width="0.635cm"/>
        <style:text-properties style:font-name="Symbol"/>
      </text:list-level-style-bullet>
      <text:list-level-style-bullet text:level="3" text:style-name="WW8Num2z0" style:num-suffix="." text:bullet-char="">
        <style:list-level-properties text:space-before="3.175cm" text:min-label-width="0.635cm"/>
        <style:text-properties style:font-name="Symbol"/>
      </text:list-level-style-bullet>
      <text:list-level-style-bullet text:level="4" text:style-name="WW8Num2z0" style:num-suffix="." text:bullet-char="">
        <style:list-level-properties text:space-before="4.445cm" text:min-label-width="0.635cm"/>
        <style:text-properties style:font-name="Symbol"/>
      </text:list-level-style-bullet>
      <text:list-level-style-bullet text:level="5" text:style-name="WW8Num2z0" style:num-suffix="." text:bullet-char="">
        <style:list-level-properties text:space-before="5.715cm" text:min-label-width="0.635cm"/>
        <style:text-properties style:font-name="Symbol"/>
      </text:list-level-style-bullet>
      <text:list-level-style-bullet text:level="6" text:style-name="WW8Num2z0" style:num-suffix="." text:bullet-char="">
        <style:list-level-properties text:space-before="6.985cm" text:min-label-width="0.635cm"/>
        <style:text-properties style:font-name="Symbol"/>
      </text:list-level-style-bullet>
      <text:list-level-style-bullet text:level="7" text:style-name="WW8Num2z0" style:num-suffix="." text:bullet-char="">
        <style:list-level-properties text:space-before="8.255cm" text:min-label-width="0.635cm"/>
        <style:text-properties style:font-name="Symbol"/>
      </text:list-level-style-bullet>
      <text:list-level-style-bullet text:level="8" text:style-name="WW8Num2z0" style:num-suffix="." text:bullet-char="">
        <style:list-level-properties text:space-before="9.525cm" text:min-label-width="0.635cm"/>
        <style:text-properties style:font-name="Symbol"/>
      </text:list-level-style-bullet>
      <text:list-level-style-bullet text:level="9" text:style-name="WW8Num2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style:font-name="Symbol"/>
      </text:list-level-style-bullet>
      <text:list-level-style-bullet text:level="2" text:style-name="WW8Num3z0" style:num-suffix="." text:bullet-char="">
        <style:list-level-properties text:space-before="1.905cm" text:min-label-width="0.635cm"/>
        <style:text-properties style:font-name="Symbol"/>
      </text:list-level-style-bullet>
      <text:list-level-style-bullet text:level="3" text:style-name="WW8Num3z0" style:num-suffix="." text:bullet-char="">
        <style:list-level-properties text:space-before="3.175cm" text:min-label-width="0.635cm"/>
        <style:text-properties style:font-name="Symbol"/>
      </text:list-level-style-bullet>
      <text:list-level-style-bullet text:level="4" text:style-name="WW8Num3z0" style:num-suffix="." text:bullet-char="">
        <style:list-level-properties text:space-before="4.445cm" text:min-label-width="0.635cm"/>
        <style:text-properties style:font-name="Symbol"/>
      </text:list-level-style-bullet>
      <text:list-level-style-bullet text:level="5" text:style-name="WW8Num3z0" style:num-suffix="." text:bullet-char="">
        <style:list-level-properties text:space-before="5.715cm" text:min-label-width="0.635cm"/>
        <style:text-properties style:font-name="Symbol"/>
      </text:list-level-style-bullet>
      <text:list-level-style-bullet text:level="6" text:style-name="WW8Num3z0" style:num-suffix="." text:bullet-char="">
        <style:list-level-properties text:space-before="6.985cm" text:min-label-width="0.635cm"/>
        <style:text-properties style:font-name="Symbol"/>
      </text:list-level-style-bullet>
      <text:list-level-style-bullet text:level="7" text:style-name="WW8Num3z0" style:num-suffix="." text:bullet-char="">
        <style:list-level-properties text:space-before="8.255cm" text:min-label-width="0.635cm"/>
        <style:text-properties style:font-name="Symbol"/>
      </text:list-level-style-bullet>
      <text:list-level-style-bullet text:level="8" text:style-name="WW8Num3z0" style:num-suffix="." text:bullet-char="">
        <style:list-level-properties text:space-before="9.525cm" text:min-label-width="0.635cm"/>
        <style:text-properties style:font-name="Symbol"/>
      </text:list-level-style-bullet>
      <text:list-level-style-bullet text:level="9" text:style-name="WW8Num3z0" style:num-suffix="." text:bullet-char="">
        <style:list-level-properties text:space-before="10.795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xCAT 2 cookbook for Linux on IBM System P</dc:title>
    <meta:creation-date>2008-11-03T14:39:00</meta:creation-date>
    <dc:creator>XiaoPeng Wang</dc:creator>
    <dc:date>2009-04-08T10:47:46</dc:date>
    <meta:editing-cycles>312</meta:editing-cycles>
    <meta:editing-duration>P3DT19H19M44S</meta:editing-duration>
    <meta:user-defined meta:name="Info 1"/>
    <meta:user-defined meta:name="Info 2"/>
    <meta:user-defined meta:name="Info 3"/>
    <meta:user-defined meta:name="Info 4"/>
    <meta:document-statistic meta:table-count="0" meta:image-count="0" meta:object-count="0" meta:page-count="17" meta:paragraph-count="441" meta:word-count="3683" meta:character-count="22180"/>
  </office:meta>
</office:document-meta>
</file>